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29.957cm" svg:height="13.413cm" svg:x="8.701cm" svg:y="0.266cm">
            <draw:object draw:notify-on-update-of-ranges="Foglio1.I3:Foglio1.I99 Foglio1.D3:Foglio1.D102 Foglio1.J3:Foglio1.J99 Foglio1.G3:Foglio1.G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default-cell-style-name="ce1"/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O1</text:p>
          </table:table-cell>
          <table:table-cell table:number-columns-repeated="2"/>
          <table:table-cell office:value-type="string" calcext:value-type="string">
            <text:p>O2</text:p>
          </table:table-cell>
          <table:table-cell table:number-columns-repeated="2"/>
          <table:table-cell office:value-type="string" calcext:value-type="string">
            <text:p>O4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lta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elta</text:p>
          </table:table-cell>
          <table:table-cell/>
          <table:table-cell office:value-type="string" calcext:value-type="string">
            <text:p>X</text:p>
          </table:table-cell>
          <table:table-cell table:style-name="Default" office:value-type="string" calcext:value-type="string">
            <text:p>Delta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671198" calcext:value-type="float">
            <text:p>0,000671198</text:p>
          </table:table-cell>
          <table:table-cell/>
          <table:table-cell office:value-type="float" office:value="0.0634665" calcext:value-type="float">
            <text:p>0,0634665</text:p>
          </table:table-cell>
          <table:table-cell office:value-type="float" office:value="0.000669847" calcext:value-type="float">
            <text:p>0,000669847</text:p>
          </table:table-cell>
          <table:table-cell/>
          <table:table-cell office:value-type="float" office:value="0.126933" calcext:value-type="float">
            <text:p>0,126933</text:p>
          </table:table-cell>
          <table:table-cell office:value-type="float" office:value="0.000000536218" calcext:value-type="float">
            <text:p>5,36E-07</text:p>
          </table:table-cell>
        </table:table-row>
        <table:table-row table:style-name="ro1">
          <table:table-cell table:number-columns-repeated="2"/>
          <table:table-cell office:value-type="float" office:value="0.0634665" calcext:value-type="float">
            <text:p>0,0634665</text:p>
          </table:table-cell>
          <table:table-cell office:value-type="float" office:value="0.00268182" calcext:value-type="float">
            <text:p>0,00268182</text:p>
          </table:table-cell>
          <table:table-cell/>
          <table:table-cell office:value-type="float" office:value="0.126933" calcext:value-type="float">
            <text:p>0,126933</text:p>
          </table:table-cell>
          <table:table-cell office:value-type="float" office:value="0.000665798" calcext:value-type="float">
            <text:p>0,000665798</text:p>
          </table:table-cell>
          <table:table-cell/>
          <table:table-cell office:value-type="float" office:value="0.1904" calcext:value-type="float">
            <text:p>0,1904</text:p>
          </table:table-cell>
          <table:table-cell office:value-type="float" office:value="0.000000530798" calcext:value-type="float">
            <text:p>5,31E-07</text:p>
          </table:table-cell>
        </table:table-row>
        <table:table-row table:style-name="ro1">
          <table:table-cell table:number-columns-repeated="2"/>
          <table:table-cell office:value-type="float" office:value="0.126933" calcext:value-type="float">
            <text:p>0,126933</text:p>
          </table:table-cell>
          <table:table-cell office:value-type="float" office:value="0.00468164" calcext:value-type="float">
            <text:p>0,00468164</text:p>
          </table:table-cell>
          <table:table-cell/>
          <table:table-cell office:value-type="float" office:value="0.1904" calcext:value-type="float">
            <text:p>0,1904</text:p>
          </table:table-cell>
          <table:table-cell office:value-type="float" office:value="0.000659069" calcext:value-type="float">
            <text:p>0,000659069</text:p>
          </table:table-cell>
          <table:table-cell/>
          <table:table-cell office:value-type="float" office:value="0.253866" calcext:value-type="float">
            <text:p>0,253866</text:p>
          </table:table-cell>
          <table:table-cell office:value-type="float" office:value="0.000000523241" calcext:value-type="float">
            <text:p>5,23E-07</text:p>
          </table:table-cell>
        </table:table-row>
        <table:table-row table:style-name="ro1">
          <table:table-cell table:number-columns-repeated="2"/>
          <table:table-cell office:value-type="float" office:value="0.1904" calcext:value-type="float">
            <text:p>0,1904</text:p>
          </table:table-cell>
          <table:table-cell office:value-type="float" office:value="0.00666261" calcext:value-type="float">
            <text:p>0,00666261</text:p>
          </table:table-cell>
          <table:table-cell/>
          <table:table-cell office:value-type="float" office:value="0.253866" calcext:value-type="float">
            <text:p>0,253866</text:p>
          </table:table-cell>
          <table:table-cell office:value-type="float" office:value="0.000649685" calcext:value-type="float">
            <text:p>0,000649685</text:p>
          </table:table-cell>
          <table:table-cell/>
          <table:table-cell office:value-type="float" office:value="0.317333" calcext:value-type="float">
            <text:p>0,317333</text:p>
          </table:table-cell>
          <table:table-cell office:value-type="float" office:value="0.000000513577" calcext:value-type="float">
            <text:p>5,14E-07</text:p>
          </table:table-cell>
        </table:table-row>
        <table:table-row table:style-name="ro1">
          <table:table-cell table:number-columns-repeated="2"/>
          <table:table-cell office:value-type="float" office:value="0.253866" calcext:value-type="float">
            <text:p>0,253866</text:p>
          </table:table-cell>
          <table:table-cell office:value-type="float" office:value="0.00861675" calcext:value-type="float">
            <text:p>0,00861675</text:p>
          </table:table-cell>
          <table:table-cell/>
          <table:table-cell office:value-type="float" office:value="0.317333" calcext:value-type="float">
            <text:p>0,317333</text:p>
          </table:table-cell>
          <table:table-cell office:value-type="float" office:value="0.000637686" calcext:value-type="float">
            <text:p>0,000637686</text:p>
          </table:table-cell>
          <table:table-cell/>
          <table:table-cell office:value-type="float" office:value="0.380799" calcext:value-type="float">
            <text:p>0,380799</text:p>
          </table:table-cell>
          <table:table-cell office:value-type="float" office:value="0.000000501845" calcext:value-type="float">
            <text:p>5,02E-07</text:p>
          </table:table-cell>
        </table:table-row>
        <table:table-row table:style-name="ro1">
          <table:table-cell table:number-columns-repeated="2"/>
          <table:table-cell office:value-type="float" office:value="0.317333" calcext:value-type="float">
            <text:p>0,317333</text:p>
          </table:table-cell>
          <table:table-cell office:value-type="float" office:value="0.0105362" calcext:value-type="float">
            <text:p>0,0105362</text:p>
          </table:table-cell>
          <table:table-cell/>
          <table:table-cell office:value-type="float" office:value="0.380799" calcext:value-type="float">
            <text:p>0,380799</text:p>
          </table:table-cell>
          <table:table-cell office:value-type="float" office:value="0.000623119" calcext:value-type="float">
            <text:p>0,000623119</text:p>
          </table:table-cell>
          <table:table-cell/>
          <table:table-cell office:value-type="float" office:value="0.444266" calcext:value-type="float">
            <text:p>0,444266</text:p>
          </table:table-cell>
          <table:table-cell office:value-type="float" office:value="0.000000488092" calcext:value-type="float">
            <text:p>4,88E-07</text:p>
          </table:table-cell>
        </table:table-row>
        <table:table-row table:style-name="ro1">
          <table:table-cell table:number-columns-repeated="2"/>
          <table:table-cell office:value-type="float" office:value="0.380799" calcext:value-type="float">
            <text:p>0,380799</text:p>
          </table:table-cell>
          <table:table-cell office:value-type="float" office:value="0.0124132" calcext:value-type="float">
            <text:p>0,0124132</text:p>
          </table:table-cell>
          <table:table-cell/>
          <table:table-cell office:value-type="float" office:value="0.444266" calcext:value-type="float">
            <text:p>0,444266</text:p>
          </table:table-cell>
          <table:table-cell office:value-type="float" office:value="0.000606042" calcext:value-type="float">
            <text:p>0,000606042</text:p>
          </table:table-cell>
          <table:table-cell/>
          <table:table-cell office:value-type="float" office:value="0.507732" calcext:value-type="float">
            <text:p>0,507732</text:p>
          </table:table-cell>
          <table:table-cell office:value-type="float" office:value="0.000000472374" calcext:value-type="float">
            <text:p>4,72E-07</text:p>
          </table:table-cell>
        </table:table-row>
        <table:table-row table:style-name="ro1">
          <table:table-cell table:number-columns-repeated="2"/>
          <table:table-cell office:value-type="float" office:value="0.444266" calcext:value-type="float">
            <text:p>0,444266</text:p>
          </table:table-cell>
          <table:table-cell office:value-type="float" office:value="0.0142403" calcext:value-type="float">
            <text:p>0,0142403</text:p>
          </table:table-cell>
          <table:table-cell/>
          <table:table-cell office:value-type="float" office:value="0.507732" calcext:value-type="float">
            <text:p>0,507732</text:p>
          </table:table-cell>
          <table:table-cell office:value-type="float" office:value="0.000586526" calcext:value-type="float">
            <text:p>0,000586526</text:p>
          </table:table-cell>
          <table:table-cell/>
          <table:table-cell office:value-type="float" office:value="0.571199" calcext:value-type="float">
            <text:p>0,571199</text:p>
          </table:table-cell>
          <table:table-cell office:value-type="float" office:value="0.000000454754" calcext:value-type="float">
            <text:p>4,55E-07</text:p>
          </table:table-cell>
        </table:table-row>
        <table:table-row table:style-name="ro1">
          <table:table-cell table:number-columns-repeated="2"/>
          <table:table-cell office:value-type="float" office:value="0.507732" calcext:value-type="float">
            <text:p>0,507732</text:p>
          </table:table-cell>
          <table:table-cell office:value-type="float" office:value="0.01601" calcext:value-type="float">
            <text:p>0,01601</text:p>
          </table:table-cell>
          <table:table-cell/>
          <table:table-cell office:value-type="float" office:value="0.571199" calcext:value-type="float">
            <text:p>0,571199</text:p>
          </table:table-cell>
          <table:table-cell office:value-type="float" office:value="0.000564648" calcext:value-type="float">
            <text:p>0,000564648</text:p>
          </table:table-cell>
          <table:table-cell/>
          <table:table-cell office:value-type="float" office:value="0.634665" calcext:value-type="float">
            <text:p>0,634665</text:p>
          </table:table-cell>
          <table:table-cell office:value-type="float" office:value="0.000000435302" calcext:value-type="float">
            <text:p>4,35E-07</text:p>
          </table:table-cell>
        </table:table-row>
        <table:table-row table:style-name="ro1">
          <table:table-cell table:number-columns-repeated="2"/>
          <table:table-cell office:value-type="float" office:value="0.571199" calcext:value-type="float">
            <text:p>0,571199</text:p>
          </table:table-cell>
          <table:table-cell office:value-type="float" office:value="0.0177152" calcext:value-type="float">
            <text:p>0,0177152</text:p>
          </table:table-cell>
          <table:table-cell/>
          <table:table-cell office:value-type="float" office:value="0.634665" calcext:value-type="float">
            <text:p>0,634665</text:p>
          </table:table-cell>
          <table:table-cell office:value-type="float" office:value="0.000540496" calcext:value-type="float">
            <text:p>0,000540496</text:p>
          </table:table-cell>
          <table:table-cell/>
          <table:table-cell office:value-type="float" office:value="0.698132" calcext:value-type="float">
            <text:p>0,698132</text:p>
          </table:table-cell>
          <table:table-cell office:value-type="float" office:value="0.000000414098" calcext:value-type="float">
            <text:p>4,14E-07</text:p>
          </table:table-cell>
        </table:table-row>
        <table:table-row table:style-name="ro1">
          <table:table-cell table:number-columns-repeated="2"/>
          <table:table-cell office:value-type="float" office:value="0.634665" calcext:value-type="float">
            <text:p>0,634665</text:p>
          </table:table-cell>
          <table:table-cell office:value-type="float" office:value="0.0193491" calcext:value-type="float">
            <text:p>0,0193491</text:p>
          </table:table-cell>
          <table:table-cell/>
          <table:table-cell office:value-type="float" office:value="0.698132" calcext:value-type="float">
            <text:p>0,698132</text:p>
          </table:table-cell>
          <table:table-cell office:value-type="float" office:value="0.000514167" calcext:value-type="float">
            <text:p>0,000514167</text:p>
          </table:table-cell>
          <table:table-cell/>
          <table:table-cell office:value-type="float" office:value="0.761598" calcext:value-type="float">
            <text:p>0,761598</text:p>
          </table:table-cell>
          <table:table-cell office:value-type="float" office:value="0.000000391226" calcext:value-type="float">
            <text:p>3,91E-07</text:p>
          </table:table-cell>
        </table:table-row>
        <table:table-row table:style-name="ro1">
          <table:table-cell table:number-columns-repeated="2"/>
          <table:table-cell office:value-type="float" office:value="0.698132" calcext:value-type="float">
            <text:p>0,698132</text:p>
          </table:table-cell>
          <table:table-cell office:value-type="float" office:value="0.0209051" calcext:value-type="float">
            <text:p>0,0209051</text:p>
          </table:table-cell>
          <table:table-cell/>
          <table:table-cell office:value-type="float" office:value="0.761598" calcext:value-type="float">
            <text:p>0,761598</text:p>
          </table:table-cell>
          <table:table-cell office:value-type="float" office:value="0.000485769" calcext:value-type="float">
            <text:p>0,000485769</text:p>
          </table:table-cell>
          <table:table-cell/>
          <table:table-cell office:value-type="float" office:value="0.825065" calcext:value-type="float">
            <text:p>0,825065</text:p>
          </table:table-cell>
          <table:table-cell office:value-type="float" office:value="0.00000036678" calcext:value-type="float">
            <text:p>3,67E-07</text:p>
          </table:table-cell>
        </table:table-row>
        <table:table-row table:style-name="ro1">
          <table:table-cell table:number-columns-repeated="2"/>
          <table:table-cell office:value-type="float" office:value="0.761598" calcext:value-type="float">
            <text:p>0,761598</text:p>
          </table:table-cell>
          <table:table-cell office:value-type="float" office:value="0.0223769" calcext:value-type="float">
            <text:p>0,0223769</text:p>
          </table:table-cell>
          <table:table-cell/>
          <table:table-cell office:value-type="float" office:value="0.825065" calcext:value-type="float">
            <text:p>0,825065</text:p>
          </table:table-cell>
          <table:table-cell office:value-type="float" office:value="0.000455414" calcext:value-type="float">
            <text:p>0,000455414</text:p>
          </table:table-cell>
          <table:table-cell/>
          <table:table-cell office:value-type="float" office:value="0.888531" calcext:value-type="float">
            <text:p>0,888531</text:p>
          </table:table-cell>
          <table:table-cell office:value-type="float" office:value="0.000000340856" calcext:value-type="float">
            <text:p>3,41E-07</text:p>
          </table:table-cell>
        </table:table-row>
        <table:table-row table:style-name="ro1">
          <table:table-cell table:number-columns-repeated="2"/>
          <table:table-cell office:value-type="float" office:value="0.825065" calcext:value-type="float">
            <text:p>0,825065</text:p>
          </table:table-cell>
          <table:table-cell office:value-type="float" office:value="0.0237586" calcext:value-type="float">
            <text:p>0,0237586</text:p>
          </table:table-cell>
          <table:table-cell/>
          <table:table-cell office:value-type="float" office:value="0.888531" calcext:value-type="float">
            <text:p>0,888531</text:p>
          </table:table-cell>
          <table:table-cell office:value-type="float" office:value="0.000423226" calcext:value-type="float">
            <text:p>0,000423226</text:p>
          </table:table-cell>
          <table:table-cell/>
          <table:table-cell office:value-type="float" office:value="0.951998" calcext:value-type="float">
            <text:p>0,951998</text:p>
          </table:table-cell>
          <table:table-cell office:value-type="float" office:value="0.000000313559" calcext:value-type="float">
            <text:p>3,14E-07</text:p>
          </table:table-cell>
        </table:table-row>
        <table:table-row table:style-name="ro1">
          <table:table-cell table:number-columns-repeated="2"/>
          <table:table-cell office:value-type="float" office:value="0.888531" calcext:value-type="float">
            <text:p>0,888531</text:p>
          </table:table-cell>
          <table:table-cell office:value-type="float" office:value="0.0250446" calcext:value-type="float">
            <text:p>0,0250446</text:p>
          </table:table-cell>
          <table:table-cell/>
          <table:table-cell office:value-type="float" office:value="0.951998" calcext:value-type="float">
            <text:p>0,951998</text:p>
          </table:table-cell>
          <table:table-cell office:value-type="float" office:value="0.000389333" calcext:value-type="float">
            <text:p>0,000389333</text:p>
          </table:table-cell>
          <table:table-cell/>
          <table:table-cell office:value-type="float" office:value="1.01546" calcext:value-type="float">
            <text:p>1,01546</text:p>
          </table:table-cell>
          <table:table-cell office:value-type="float" office:value="0.000000285" calcext:value-type="float">
            <text:p>2,85E-07</text:p>
          </table:table-cell>
        </table:table-row>
        <table:table-row table:style-name="ro1">
          <table:table-cell table:number-columns-repeated="2"/>
          <table:table-cell office:value-type="float" office:value="0.951998" calcext:value-type="float">
            <text:p>0,951998</text:p>
          </table:table-cell>
          <table:table-cell office:value-type="float" office:value="0.0262298" calcext:value-type="float">
            <text:p>0,0262298</text:p>
          </table:table-cell>
          <table:table-cell/>
          <table:table-cell office:value-type="float" office:value="1.01546" calcext:value-type="float">
            <text:p>1,01546</text:p>
          </table:table-cell>
          <table:table-cell office:value-type="float" office:value="0.000353873" calcext:value-type="float">
            <text:p>0,000353873</text:p>
          </table:table-cell>
          <table:table-cell/>
          <table:table-cell office:value-type="float" office:value="1.07893" calcext:value-type="float">
            <text:p>1,07893</text:p>
          </table:table-cell>
          <table:table-cell office:value-type="float" office:value="0.000000255294" calcext:value-type="float">
            <text:p>2,55E-07</text:p>
          </table:table-cell>
        </table:table-row>
        <table:table-row table:style-name="ro1">
          <table:table-cell table:number-columns-repeated="2"/>
          <table:table-cell office:value-type="float" office:value="1.01546" calcext:value-type="float">
            <text:p>1,01546</text:p>
          </table:table-cell>
          <table:table-cell office:value-type="float" office:value="0.0273094" calcext:value-type="float">
            <text:p>0,0273094</text:p>
          </table:table-cell>
          <table:table-cell/>
          <table:table-cell office:value-type="float" office:value="1.07893" calcext:value-type="float">
            <text:p>1,07893</text:p>
          </table:table-cell>
          <table:table-cell office:value-type="float" office:value="0.000316987" calcext:value-type="float">
            <text:p>0,000316987</text:p>
          </table:table-cell>
          <table:table-cell/>
          <table:table-cell office:value-type="float" office:value="1.1424" calcext:value-type="float">
            <text:p>1,1424</text:p>
          </table:table-cell>
          <table:table-cell office:value-type="float" office:value="0.000000224559" calcext:value-type="float">
            <text:p>2,25E-07</text:p>
          </table:table-cell>
        </table:table-row>
        <table:table-row table:style-name="ro1">
          <table:table-cell table:number-columns-repeated="2"/>
          <table:table-cell office:value-type="float" office:value="1.07893" calcext:value-type="float">
            <text:p>1,07893</text:p>
          </table:table-cell>
          <table:table-cell office:value-type="float" office:value="0.028279" calcext:value-type="float">
            <text:p>0,028279</text:p>
          </table:table-cell>
          <table:table-cell/>
          <table:table-cell office:value-type="float" office:value="1.1424" calcext:value-type="float">
            <text:p>1,1424</text:p>
          </table:table-cell>
          <table:table-cell office:value-type="float" office:value="0.000278826" calcext:value-type="float">
            <text:p>0,000278826</text:p>
          </table:table-cell>
          <table:table-cell/>
          <table:table-cell office:value-type="float" office:value="1.20586" calcext:value-type="float">
            <text:p>1,20586</text:p>
          </table:table-cell>
          <table:table-cell office:value-type="float" office:value="0.000000192921" calcext:value-type="float">
            <text:p>1,93E-07</text:p>
          </table:table-cell>
        </table:table-row>
        <table:table-row table:style-name="ro1">
          <table:table-cell table:number-columns-repeated="2"/>
          <table:table-cell office:value-type="float" office:value="1.1424" calcext:value-type="float">
            <text:p>1,1424</text:p>
          </table:table-cell>
          <table:table-cell office:value-type="float" office:value="0.0291347" calcext:value-type="float">
            <text:p>0,0291347</text:p>
          </table:table-cell>
          <table:table-cell/>
          <table:table-cell office:value-type="float" office:value="1.20586" calcext:value-type="float">
            <text:p>1,20586</text:p>
          </table:table-cell>
          <table:table-cell office:value-type="float" office:value="0.000239541" calcext:value-type="float">
            <text:p>0,000239541</text:p>
          </table:table-cell>
          <table:table-cell/>
          <table:table-cell office:value-type="float" office:value="1.26933" calcext:value-type="float">
            <text:p>1,26933</text:p>
          </table:table-cell>
          <table:table-cell office:value-type="float" office:value="0.000000160505" calcext:value-type="float">
            <text:p>1,61E-07</text:p>
          </table:table-cell>
        </table:table-row>
        <table:table-row table:style-name="ro1">
          <table:table-cell table:number-columns-repeated="2"/>
          <table:table-cell office:value-type="float" office:value="1.20586" calcext:value-type="float">
            <text:p>1,20586</text:p>
          </table:table-cell>
          <table:table-cell office:value-type="float" office:value="0.0298731" calcext:value-type="float">
            <text:p>0,0298731</text:p>
          </table:table-cell>
          <table:table-cell/>
          <table:table-cell office:value-type="float" office:value="1.26933" calcext:value-type="float">
            <text:p>1,26933</text:p>
          </table:table-cell>
          <table:table-cell office:value-type="float" office:value="0.000199292" calcext:value-type="float">
            <text:p>0,000199292</text:p>
          </table:table-cell>
          <table:table-cell/>
          <table:table-cell office:value-type="float" office:value="1.3328" calcext:value-type="float">
            <text:p>1,3328</text:p>
          </table:table-cell>
          <table:table-cell office:value-type="float" office:value="0.000000127443" calcext:value-type="float">
            <text:p>1,27E-07</text:p>
          </table:table-cell>
        </table:table-row>
        <table:table-row table:style-name="ro1">
          <table:table-cell table:number-columns-repeated="2"/>
          <table:table-cell office:value-type="float" office:value="1.26933" calcext:value-type="float">
            <text:p>1,26933</text:p>
          </table:table-cell>
          <table:table-cell office:value-type="float" office:value="0.0304913" calcext:value-type="float">
            <text:p>0,0304913</text:p>
          </table:table-cell>
          <table:table-cell/>
          <table:table-cell office:value-type="float" office:value="1.3328" calcext:value-type="float">
            <text:p>1,3328</text:p>
          </table:table-cell>
          <table:table-cell office:value-type="float" office:value="0.000158241" calcext:value-type="float">
            <text:p>0,000158241</text:p>
          </table:table-cell>
          <table:table-cell/>
          <table:table-cell office:value-type="float" office:value="1.39626" calcext:value-type="float">
            <text:p>1,39626</text:p>
          </table:table-cell>
          <table:table-cell office:value-type="float" office:value="0.0000000938684" calcext:value-type="float">
            <text:p>9,39E-08</text:p>
          </table:table-cell>
        </table:table-row>
        <table:table-row table:style-name="ro1">
          <table:table-cell table:number-columns-repeated="2"/>
          <table:table-cell office:value-type="float" office:value="1.3328" calcext:value-type="float">
            <text:p>1,3328</text:p>
          </table:table-cell>
          <table:table-cell office:value-type="float" office:value="0.0309866" calcext:value-type="float">
            <text:p>0,0309866</text:p>
          </table:table-cell>
          <table:table-cell/>
          <table:table-cell office:value-type="float" office:value="1.39626" calcext:value-type="float">
            <text:p>1,39626</text:p>
          </table:table-cell>
          <table:table-cell office:value-type="float" office:value="0.000116552" calcext:value-type="float">
            <text:p>0,000116552</text:p>
          </table:table-cell>
          <table:table-cell/>
          <table:table-cell office:value-type="float" office:value="1.45973" calcext:value-type="float">
            <text:p>1,45973</text:p>
          </table:table-cell>
          <table:table-cell office:value-type="float" office:value="0.0000000599154" calcext:value-type="float">
            <text:p>5,99E-08</text:p>
          </table:table-cell>
        </table:table-row>
        <table:table-row table:style-name="ro1">
          <table:table-cell table:number-columns-repeated="2"/>
          <table:table-cell office:value-type="float" office:value="1.39626" calcext:value-type="float">
            <text:p>1,39626</text:p>
          </table:table-cell>
          <table:table-cell office:value-type="float" office:value="0.0313572" calcext:value-type="float">
            <text:p>0,0313572</text:p>
          </table:table-cell>
          <table:table-cell/>
          <table:table-cell office:value-type="float" office:value="1.45973" calcext:value-type="float">
            <text:p>1,45973</text:p>
          </table:table-cell>
          <table:table-cell table:style-name="ce1" office:value-type="float" office:value="0.0000743944" calcext:value-type="float">
            <text:p>7,44E-05</text:p>
          </table:table-cell>
          <table:table-cell/>
          <table:table-cell office:value-type="float" office:value="1.5232" calcext:value-type="float">
            <text:p>1,5232</text:p>
          </table:table-cell>
          <table:table-cell office:value-type="float" office:value="0.0000000257212" calcext:value-type="float">
            <text:p>2,57E-08</text:p>
          </table:table-cell>
        </table:table-row>
        <table:table-row table:style-name="ro1">
          <table:table-cell table:number-columns-repeated="2"/>
          <table:table-cell office:value-type="float" office:value="1.45973" calcext:value-type="float">
            <text:p>1,45973</text:p>
          </table:table-cell>
          <table:table-cell office:value-type="float" office:value="0.0316015" calcext:value-type="float">
            <text:p>0,0316015</text:p>
          </table:table-cell>
          <table:table-cell/>
          <table:table-cell office:value-type="float" office:value="1.5232" calcext:value-type="float">
            <text:p>1,5232</text:p>
          </table:table-cell>
          <table:table-cell table:style-name="ce1" office:value-type="float" office:value="0.0000319369" calcext:value-type="float">
            <text:p>3,19E-05</text:p>
          </table:table-cell>
          <table:table-cell/>
          <table:table-cell office:value-type="float" office:value="1.58666" calcext:value-type="float">
            <text:p>1,58666</text:p>
          </table:table-cell>
          <table:table-cell office:value-type="float" office:value="-0.00000000857661" calcext:value-type="float">
            <text:p>-8,58E-09</text:p>
          </table:table-cell>
        </table:table-row>
        <table:table-row table:style-name="ro1">
          <table:table-cell table:number-columns-repeated="2"/>
          <table:table-cell office:value-type="float" office:value="1.5232" calcext:value-type="float">
            <text:p>1,5232</text:p>
          </table:table-cell>
          <table:table-cell office:value-type="float" office:value="0.0317186" calcext:value-type="float">
            <text:p>0,0317186</text:p>
          </table:table-cell>
          <table:table-cell/>
          <table:table-cell office:value-type="float" office:value="1.58666" calcext:value-type="float">
            <text:p>1,58666</text:p>
          </table:table-cell>
          <table:table-cell table:style-name="ce1" office:value-type="float" office:value="-0.0000106492" calcext:value-type="float">
            <text:p>-1,06E-05</text:p>
          </table:table-cell>
          <table:table-cell/>
          <table:table-cell office:value-type="float" office:value="1.65013" calcext:value-type="float">
            <text:p>1,65013</text:p>
          </table:table-cell>
          <table:table-cell office:value-type="float" office:value="-0.0000000428399" calcext:value-type="float">
            <text:p>-4,28E-08</text:p>
          </table:table-cell>
        </table:table-row>
        <table:table-row table:style-name="ro1">
          <table:table-cell table:number-columns-repeated="2"/>
          <table:table-cell office:value-type="float" office:value="1.58666" calcext:value-type="float">
            <text:p>1,58666</text:p>
          </table:table-cell>
          <table:table-cell office:value-type="float" office:value="0.031708" calcext:value-type="float">
            <text:p>0,031708</text:p>
          </table:table-cell>
          <table:table-cell/>
          <table:table-cell office:value-type="float" office:value="1.65013" calcext:value-type="float">
            <text:p>1,65013</text:p>
          </table:table-cell>
          <table:table-cell table:style-name="ce1" office:value-type="float" office:value="-0.0000531924" calcext:value-type="float">
            <text:p>-5,32E-05</text:p>
          </table:table-cell>
          <table:table-cell/>
          <table:table-cell office:value-type="float" office:value="1.7136" calcext:value-type="float">
            <text:p>1,7136</text:p>
          </table:table-cell>
          <table:table-cell office:value-type="float" office:value="-0.0000000769306" calcext:value-type="float">
            <text:p>-7,69E-08</text:p>
          </table:table-cell>
        </table:table-row>
        <table:table-row table:style-name="ro1">
          <table:table-cell table:number-columns-repeated="2"/>
          <table:table-cell office:value-type="float" office:value="1.65013" calcext:value-type="float">
            <text:p>1,65013</text:p>
          </table:table-cell>
          <table:table-cell office:value-type="float" office:value="0.0315696" calcext:value-type="float">
            <text:p>0,0315696</text:p>
          </table:table-cell>
          <table:table-cell/>
          <table:table-cell office:value-type="float" office:value="1.7136" calcext:value-type="float">
            <text:p>1,7136</text:p>
          </table:table-cell>
          <table:table-cell table:style-name="ce1" office:value-type="float" office:value="-0.0000955214" calcext:value-type="float">
            <text:p>-9,55E-05</text:p>
          </table:table-cell>
          <table:table-cell/>
          <table:table-cell office:value-type="float" office:value="1.77706" calcext:value-type="float">
            <text:p>1,77706</text:p>
          </table:table-cell>
          <table:table-cell office:value-type="float" office:value="-0.000000110712" calcext:value-type="float">
            <text:p>-1,11E-07</text:p>
          </table:table-cell>
        </table:table-row>
        <table:table-row table:style-name="ro1">
          <table:table-cell table:number-columns-repeated="2"/>
          <table:table-cell office:value-type="float" office:value="1.7136" calcext:value-type="float">
            <text:p>1,7136</text:p>
          </table:table-cell>
          <table:table-cell office:value-type="float" office:value="0.0313042" calcext:value-type="float">
            <text:p>0,0313042</text:p>
          </table:table-cell>
          <table:table-cell/>
          <table:table-cell office:value-type="float" office:value="1.77706" calcext:value-type="float">
            <text:p>1,77706</text:p>
          </table:table-cell>
          <table:table-cell office:value-type="float" office:value="-0.000137466" calcext:value-type="float">
            <text:p>-0,000137466</text:p>
          </table:table-cell>
          <table:table-cell/>
          <table:table-cell office:value-type="float" office:value="1.84053" calcext:value-type="float">
            <text:p>1,84053</text:p>
          </table:table-cell>
          <table:table-cell office:value-type="float" office:value="-0.000000144047" calcext:value-type="float">
            <text:p>-1,44E-07</text:p>
          </table:table-cell>
        </table:table-row>
        <table:table-row table:style-name="ro1">
          <table:table-cell table:number-columns-repeated="2"/>
          <table:table-cell office:value-type="float" office:value="1.77706" calcext:value-type="float">
            <text:p>1,77706</text:p>
          </table:table-cell>
          <table:table-cell office:value-type="float" office:value="0.0309127" calcext:value-type="float">
            <text:p>0,0309127</text:p>
          </table:table-cell>
          <table:table-cell/>
          <table:table-cell office:value-type="float" office:value="1.84053" calcext:value-type="float">
            <text:p>1,84053</text:p>
          </table:table-cell>
          <table:table-cell office:value-type="float" office:value="-0.000178857" calcext:value-type="float">
            <text:p>-0,000178857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-0.000000176802" calcext:value-type="float">
            <text:p>-1,77E-07</text:p>
          </table:table-cell>
        </table:table-row>
        <table:table-row table:style-name="ro1">
          <table:table-cell table:number-columns-repeated="2"/>
          <table:table-cell office:value-type="float" office:value="1.84053" calcext:value-type="float">
            <text:p>1,84053</text:p>
          </table:table-cell>
          <table:table-cell office:value-type="float" office:value="0.0303967" calcext:value-type="float">
            <text:p>0,0303967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-0.000219527" calcext:value-type="float">
            <text:p>-0,000219527</text:p>
          </table:table-cell>
          <table:table-cell/>
          <table:table-cell office:value-type="float" office:value="1.96746" calcext:value-type="float">
            <text:p>1,96746</text:p>
          </table:table-cell>
          <table:table-cell office:value-type="float" office:value="-0.000000208845" calcext:value-type="float">
            <text:p>-2,09E-07</text:p>
          </table:table-cell>
        </table:table-row>
        <table:table-row table:style-name="ro1">
          <table:table-cell table:number-columns-repeated="2"/>
          <table:table-cell office:value-type="float" office:value="1904" calcext:value-type="float">
            <text:p>1904</text:p>
          </table:table-cell>
          <table:table-cell office:value-type="float" office:value="0.0297584" calcext:value-type="float">
            <text:p>0,0297584</text:p>
          </table:table-cell>
          <table:table-cell/>
          <table:table-cell office:value-type="float" office:value="1.96746" calcext:value-type="float">
            <text:p>1,96746</text:p>
          </table:table-cell>
          <table:table-cell office:value-type="float" office:value="-0.000259314" calcext:value-type="float">
            <text:p>-0,000259314</text:p>
          </table:table-cell>
          <table:table-cell/>
          <table:table-cell office:value-type="float" office:value="2.03093" calcext:value-type="float">
            <text:p>2,03093</text:p>
          </table:table-cell>
          <table:table-cell office:value-type="float" office:value="-0.000000240048" calcext:value-type="float">
            <text:p>-2,40E-07</text:p>
          </table:table-cell>
        </table:table-row>
        <table:table-row table:style-name="ro1">
          <table:table-cell table:number-columns-repeated="2"/>
          <table:table-cell office:value-type="float" office:value="1.96746" calcext:value-type="float">
            <text:p>1,96746</text:p>
          </table:table-cell>
          <table:table-cell office:value-type="float" office:value="0.0290002" calcext:value-type="float">
            <text:p>0,0290002</text:p>
          </table:table-cell>
          <table:table-cell/>
          <table:table-cell office:value-type="float" office:value="2.03093" calcext:value-type="float">
            <text:p>2,03093</text:p>
          </table:table-cell>
          <table:table-cell office:value-type="float" office:value="-0.000298057" calcext:value-type="float">
            <text:p>-0,000298057</text:p>
          </table:table-cell>
          <table:table-cell/>
          <table:table-cell office:value-type="float" office:value="2.0944" calcext:value-type="float">
            <text:p>2,0944</text:p>
          </table:table-cell>
          <table:table-cell office:value-type="float" office:value="-0.000000270283" calcext:value-type="float">
            <text:p>-2,70E-07</text:p>
          </table:table-cell>
        </table:table-row>
        <table:table-row table:style-name="ro1">
          <table:table-cell table:number-columns-repeated="2"/>
          <table:table-cell office:value-type="float" office:value="2.03093" calcext:value-type="float">
            <text:p>2,03093</text:p>
          </table:table-cell>
          <table:table-cell office:value-type="float" office:value="0.0281252" calcext:value-type="float">
            <text:p>0,0281252</text:p>
          </table:table-cell>
          <table:table-cell/>
          <table:table-cell office:value-type="float" office:value="2.0944" calcext:value-type="float">
            <text:p>2,0944</text:p>
          </table:table-cell>
          <table:table-cell office:value-type="float" office:value="-0.000335599" calcext:value-type="float">
            <text:p>-0,000335599</text:p>
          </table:table-cell>
          <table:table-cell/>
          <table:table-cell office:value-type="float" office:value="2.15786" calcext:value-type="float">
            <text:p>2,15786</text:p>
          </table:table-cell>
          <table:table-cell office:value-type="float" office:value="-0.000000299431" calcext:value-type="float">
            <text:p>-2,99E-07</text:p>
          </table:table-cell>
        </table:table-row>
        <table:table-row table:style-name="ro1">
          <table:table-cell table:number-columns-repeated="2"/>
          <table:table-cell office:value-type="float" office:value="2.0944" calcext:value-type="float">
            <text:p>2,0944</text:p>
          </table:table-cell>
          <table:table-cell office:value-type="float" office:value="0.027137" calcext:value-type="float">
            <text:p>0,027137</text:p>
          </table:table-cell>
          <table:table-cell/>
          <table:table-cell office:value-type="float" office:value="2.15786" calcext:value-type="float">
            <text:p>2,15786</text:p>
          </table:table-cell>
          <table:table-cell office:value-type="float" office:value="-0.00037179" calcext:value-type="float">
            <text:p>-0,00037179</text:p>
          </table:table-cell>
          <table:table-cell/>
          <table:table-cell office:value-type="float" office:value="2.22133" calcext:value-type="float">
            <text:p>2,22133</text:p>
          </table:table-cell>
          <table:table-cell office:value-type="float" office:value="-0.000000327372" calcext:value-type="float">
            <text:p>-3,27E-07</text:p>
          </table:table-cell>
        </table:table-row>
        <table:table-row table:style-name="ro1">
          <table:table-cell table:number-columns-repeated="2"/>
          <table:table-cell office:value-type="float" office:value="2.15786" calcext:value-type="float">
            <text:p>2,15786</text:p>
          </table:table-cell>
          <table:table-cell office:value-type="float" office:value="0.0260395" calcext:value-type="float">
            <text:p>0,0260395</text:p>
          </table:table-cell>
          <table:table-cell/>
          <table:table-cell office:value-type="float" office:value="2.22133" calcext:value-type="float">
            <text:p>2,22133</text:p>
          </table:table-cell>
          <table:table-cell office:value-type="float" office:value="-0.000406484" calcext:value-type="float">
            <text:p>-0,000406484</text:p>
          </table:table-cell>
          <table:table-cell/>
          <table:table-cell office:value-type="float" office:value="2.28479" calcext:value-type="float">
            <text:p>2,28479</text:p>
          </table:table-cell>
          <table:table-cell office:value-type="float" office:value="-0.000000353996" calcext:value-type="float">
            <text:p>-3,54E-07</text:p>
          </table:table-cell>
        </table:table-row>
        <table:table-row table:style-name="ro1">
          <table:table-cell table:number-columns-repeated="2"/>
          <table:table-cell office:value-type="float" office:value="2.22133" calcext:value-type="float">
            <text:p>2,22133</text:p>
          </table:table-cell>
          <table:table-cell office:value-type="float" office:value="0.0248372" calcext:value-type="float">
            <text:p>0,0248372</text:p>
          </table:table-cell>
          <table:table-cell/>
          <table:table-cell office:value-type="float" office:value="2.28479" calcext:value-type="float">
            <text:p>2,28479</text:p>
          </table:table-cell>
          <table:table-cell office:value-type="float" office:value="-0.000439541" calcext:value-type="float">
            <text:p>-0,000439541</text:p>
          </table:table-cell>
          <table:table-cell/>
          <table:table-cell office:value-type="float" office:value="2.34826" calcext:value-type="float">
            <text:p>2,34826</text:p>
          </table:table-cell>
          <table:table-cell office:value-type="float" office:value="-0.000000379194" calcext:value-type="float">
            <text:p>-3,79E-07</text:p>
          </table:table-cell>
        </table:table-row>
        <table:table-row table:style-name="ro1">
          <table:table-cell table:number-columns-repeated="2"/>
          <table:table-cell office:value-type="float" office:value="2.28479" calcext:value-type="float">
            <text:p>2,28479</text:p>
          </table:table-cell>
          <table:table-cell office:value-type="float" office:value="0.0235348" calcext:value-type="float">
            <text:p>0,0235348</text:p>
          </table:table-cell>
          <table:table-cell/>
          <table:table-cell office:value-type="float" office:value="2.34826" calcext:value-type="float">
            <text:p>2,34826</text:p>
          </table:table-cell>
          <table:table-cell office:value-type="float" office:value="-0.000470829" calcext:value-type="float">
            <text:p>-0,000470829</text:p>
          </table:table-cell>
          <table:table-cell/>
          <table:table-cell office:value-type="float" office:value="2.41173" calcext:value-type="float">
            <text:p>2,41173</text:p>
          </table:table-cell>
          <table:table-cell office:value-type="float" office:value="-0.000000402865" calcext:value-type="float">
            <text:p>-4,03E-07</text:p>
          </table:table-cell>
        </table:table-row>
        <table:table-row table:style-name="ro1">
          <table:table-cell table:number-columns-repeated="2"/>
          <table:table-cell office:value-type="float" office:value="2.34826" calcext:value-type="float">
            <text:p>2,34826</text:p>
          </table:table-cell>
          <table:table-cell office:value-type="float" office:value="0.0221377" calcext:value-type="float">
            <text:p>0,0221377</text:p>
          </table:table-cell>
          <table:table-cell/>
          <table:table-cell office:value-type="float" office:value="2.41173" calcext:value-type="float">
            <text:p>2,41173</text:p>
          </table:table-cell>
          <table:table-cell office:value-type="float" office:value="-0.00050022" calcext:value-type="float">
            <text:p>-0,00050022</text:p>
          </table:table-cell>
          <table:table-cell/>
          <table:table-cell office:value-type="float" office:value="2.47519" calcext:value-type="float">
            <text:p>2,47519</text:p>
          </table:table-cell>
          <table:table-cell office:value-type="float" office:value="-0.000000424914" calcext:value-type="float">
            <text:p>-4,25E-07</text:p>
          </table:table-cell>
        </table:table-row>
        <table:table-row table:style-name="ro1">
          <table:table-cell table:number-columns-repeated="2"/>
          <table:table-cell office:value-type="float" office:value="2.41173" calcext:value-type="float">
            <text:p>2,41173</text:p>
          </table:table-cell>
          <table:table-cell office:value-type="float" office:value="0.0206514" calcext:value-type="float">
            <text:p>0,0206514</text:p>
          </table:table-cell>
          <table:table-cell/>
          <table:table-cell office:value-type="float" office:value="2.47519" calcext:value-type="float">
            <text:p>2,47519</text:p>
          </table:table-cell>
          <table:table-cell office:value-type="float" office:value="-0.000527597" calcext:value-type="float">
            <text:p>-0,000527597</text:p>
          </table:table-cell>
          <table:table-cell/>
          <table:table-cell office:value-type="float" office:value="2.53866" calcext:value-type="float">
            <text:p>2,53866</text:p>
          </table:table-cell>
          <table:table-cell office:value-type="float" office:value="-0.000000445252" calcext:value-type="float">
            <text:p>-4,45E-07</text:p>
          </table:table-cell>
        </table:table-row>
        <table:table-row table:style-name="ro1">
          <table:table-cell table:number-columns-repeated="2"/>
          <table:table-cell office:value-type="float" office:value="2.47519" calcext:value-type="float">
            <text:p>2,47519</text:p>
          </table:table-cell>
          <table:table-cell office:value-type="float" office:value="0.019082" calcext:value-type="float">
            <text:p>0,019082</text:p>
          </table:table-cell>
          <table:table-cell/>
          <table:table-cell office:value-type="float" office:value="2.53866" calcext:value-type="float">
            <text:p>2,53866</text:p>
          </table:table-cell>
          <table:table-cell office:value-type="float" office:value="-0.00055285" calcext:value-type="float">
            <text:p>-0,00055285</text:p>
          </table:table-cell>
          <table:table-cell/>
          <table:table-cell office:value-type="float" office:value="2.60213" calcext:value-type="float">
            <text:p>2,60213</text:p>
          </table:table-cell>
          <table:table-cell office:value-type="float" office:value="-0.000000463797" calcext:value-type="float">
            <text:p>-4,64E-07</text:p>
          </table:table-cell>
        </table:table-row>
        <table:table-row table:style-name="ro1">
          <table:table-cell table:number-columns-repeated="2"/>
          <table:table-cell office:value-type="float" office:value="2.53866" calcext:value-type="float">
            <text:p>2,53866</text:p>
          </table:table-cell>
          <table:table-cell office:value-type="float" office:value="0.0174358" calcext:value-type="float">
            <text:p>0,0174358</text:p>
          </table:table-cell>
          <table:table-cell/>
          <table:table-cell office:value-type="float" office:value="2.60213" calcext:value-type="float">
            <text:p>2,60213</text:p>
          </table:table-cell>
          <table:table-cell office:value-type="float" office:value="-0.000575877" calcext:value-type="float">
            <text:p>-0,000575877</text:p>
          </table:table-cell>
          <table:table-cell/>
          <table:table-cell office:value-type="float" office:value="2.66559" calcext:value-type="float">
            <text:p>2,66559</text:p>
          </table:table-cell>
          <table:table-cell office:value-type="float" office:value="-0.000000480475" calcext:value-type="float">
            <text:p>-4,80E-07</text:p>
          </table:table-cell>
        </table:table-row>
        <table:table-row table:style-name="ro1">
          <table:table-cell table:number-columns-repeated="2"/>
          <table:table-cell office:value-type="float" office:value="2.60213" calcext:value-type="float">
            <text:p>2,60213</text:p>
          </table:table-cell>
          <table:table-cell office:value-type="float" office:value="0.0157193" calcext:value-type="float">
            <text:p>0,0157193</text:p>
          </table:table-cell>
          <table:table-cell/>
          <table:table-cell office:value-type="float" office:value="2.66559" calcext:value-type="float">
            <text:p>2,66559</text:p>
          </table:table-cell>
          <table:table-cell office:value-type="float" office:value="-0.000596585" calcext:value-type="float">
            <text:p>-0,000596585</text:p>
          </table:table-cell>
          <table:table-cell/>
          <table:table-cell office:value-type="float" office:value="2.72906" calcext:value-type="float">
            <text:p>2,72906</text:p>
          </table:table-cell>
          <table:table-cell office:value-type="float" office:value="-0.000000495218" calcext:value-type="float">
            <text:p>-4,95E-07</text:p>
          </table:table-cell>
        </table:table-row>
        <table:table-row table:style-name="ro1">
          <table:table-cell table:number-columns-repeated="2"/>
          <table:table-cell office:value-type="float" office:value="2.66559" calcext:value-type="float">
            <text:p>2,66559</text:p>
          </table:table-cell>
          <table:table-cell office:value-type="float" office:value="0.0139396" calcext:value-type="float">
            <text:p>0,0139396</text:p>
          </table:table-cell>
          <table:table-cell/>
          <table:table-cell office:value-type="float" office:value="2.72906" calcext:value-type="float">
            <text:p>2,72906</text:p>
          </table:table-cell>
          <table:table-cell office:value-type="float" office:value="-0.00061489" calcext:value-type="float">
            <text:p>-0,00061489</text:p>
          </table:table-cell>
          <table:table-cell/>
          <table:table-cell office:value-type="float" office:value="2.79253" calcext:value-type="float">
            <text:p>2,79253</text:p>
          </table:table-cell>
          <table:table-cell office:value-type="float" office:value="-0.000000507966" calcext:value-type="float">
            <text:p>-5,08E-07</text:p>
          </table:table-cell>
        </table:table-row>
        <table:table-row table:style-name="ro1">
          <table:table-cell table:number-columns-repeated="2"/>
          <table:table-cell office:value-type="float" office:value="2.72906" calcext:value-type="float">
            <text:p>2,72906</text:p>
          </table:table-cell>
          <table:table-cell office:value-type="float" office:value="0.0121037" calcext:value-type="float">
            <text:p>0,0121037</text:p>
          </table:table-cell>
          <table:table-cell/>
          <table:table-cell office:value-type="float" office:value="2.79253" calcext:value-type="float">
            <text:p>2,79253</text:p>
          </table:table-cell>
          <table:table-cell office:value-type="float" office:value="-0.00063072" calcext:value-type="float">
            <text:p>-0,00063072</text:p>
          </table:table-cell>
          <table:table-cell/>
          <table:table-cell office:value-type="float" office:value="2.85599" calcext:value-type="float">
            <text:p>2,85599</text:p>
          </table:table-cell>
          <table:table-cell office:value-type="float" office:value="-0.00000051867" calcext:value-type="float">
            <text:p>-5,19E-07</text:p>
          </table:table-cell>
        </table:table-row>
        <table:table-row table:style-name="ro1">
          <table:table-cell table:number-columns-repeated="2"/>
          <table:table-cell office:value-type="float" office:value="2.79253" calcext:value-type="float">
            <text:p>2,79253</text:p>
          </table:table-cell>
          <table:table-cell office:value-type="float" office:value="0.0102191" calcext:value-type="float">
            <text:p>0,0102191</text:p>
          </table:table-cell>
          <table:table-cell/>
          <table:table-cell office:value-type="float" office:value="2.85599" calcext:value-type="float">
            <text:p>2,85599</text:p>
          </table:table-cell>
          <table:table-cell office:value-type="float" office:value="-0.00064401" calcext:value-type="float">
            <text:p>-0,00064401</text:p>
          </table:table-cell>
          <table:table-cell/>
          <table:table-cell office:value-type="float" office:value="2.91946" calcext:value-type="float">
            <text:p>2,91946</text:p>
          </table:table-cell>
          <table:table-cell office:value-type="float" office:value="-0.000000527285" calcext:value-type="float">
            <text:p>-5,27E-07</text:p>
          </table:table-cell>
        </table:table-row>
        <table:table-row table:style-name="ro1">
          <table:table-cell table:number-columns-repeated="2"/>
          <table:table-cell office:value-type="float" office:value="2.85599" calcext:value-type="float">
            <text:p>2,85599</text:p>
          </table:table-cell>
          <table:table-cell office:value-type="float" office:value="0.00829328" calcext:value-type="float">
            <text:p>0,00829328</text:p>
          </table:table-cell>
          <table:table-cell/>
          <table:table-cell office:value-type="float" office:value="2.91946" calcext:value-type="float">
            <text:p>2,91946</text:p>
          </table:table-cell>
          <table:table-cell office:value-type="float" office:value="-0.000654706" calcext:value-type="float">
            <text:p>-0,000654706</text:p>
          </table:table-cell>
          <table:table-cell/>
          <table:table-cell office:value-type="float" office:value="2.98293" calcext:value-type="float">
            <text:p>2,98293</text:p>
          </table:table-cell>
          <table:table-cell office:value-type="float" office:value="-0.000000533776" calcext:value-type="float">
            <text:p>-5,34E-07</text:p>
          </table:table-cell>
        </table:table-row>
        <table:table-row table:style-name="ro1">
          <table:table-cell table:number-columns-repeated="2"/>
          <table:table-cell office:value-type="float" office:value="2.91946" calcext:value-type="float">
            <text:p>2,91946</text:p>
          </table:table-cell>
          <table:table-cell office:value-type="float" office:value="0.00633412" calcext:value-type="float">
            <text:p>0,00633412</text:p>
          </table:table-cell>
          <table:table-cell/>
          <table:table-cell office:value-type="float" office:value="2.98293" calcext:value-type="float">
            <text:p>2,98293</text:p>
          </table:table-cell>
          <table:table-cell office:value-type="float" office:value="-0.000662767" calcext:value-type="float">
            <text:p>-0,000662767</text:p>
          </table:table-cell>
          <table:table-cell/>
          <table:table-cell office:value-type="float" office:value="3.04639" calcext:value-type="float">
            <text:p>3,04639</text:p>
          </table:table-cell>
          <table:table-cell office:value-type="float" office:value="-0.000000538119" calcext:value-type="float">
            <text:p>-5,38E-07</text:p>
          </table:table-cell>
        </table:table-row>
        <table:table-row table:style-name="ro1">
          <table:table-cell table:number-columns-repeated="2"/>
          <table:table-cell office:value-type="float" office:value="2.98293" calcext:value-type="float">
            <text:p>2,98293</text:p>
          </table:table-cell>
          <table:table-cell office:value-type="float" office:value="0.00434945" calcext:value-type="float">
            <text:p>0,00434945</text:p>
          </table:table-cell>
          <table:table-cell/>
          <table:table-cell office:value-type="float" office:value="3.04639" calcext:value-type="float">
            <text:p>3,04639</text:p>
          </table:table-cell>
          <table:table-cell office:value-type="float" office:value="-0.000668159" calcext:value-type="float">
            <text:p>-0,000668159</text:p>
          </table:table-cell>
          <table:table-cell/>
          <table:table-cell office:value-type="float" office:value="3.10986" calcext:value-type="float">
            <text:p>3,10986</text:p>
          </table:table-cell>
          <table:table-cell office:value-type="float" office:value="-0.000000540294" calcext:value-type="float">
            <text:p>-5,40E-07</text:p>
          </table:table-cell>
        </table:table-row>
        <table:table-row table:style-name="ro1">
          <table:table-cell table:number-columns-repeated="2"/>
          <table:table-cell office:value-type="float" office:value="3.04639" calcext:value-type="float">
            <text:p>3,04639</text:p>
          </table:table-cell>
          <table:table-cell office:value-type="float" office:value="0.00234727" calcext:value-type="float">
            <text:p>0,00234727</text:p>
          </table:table-cell>
          <table:table-cell/>
          <table:table-cell office:value-type="float" office:value="3.10986" calcext:value-type="float">
            <text:p>3,10986</text:p>
          </table:table-cell>
          <table:table-cell office:value-type="float" office:value="-0.00067086" calcext:value-type="float">
            <text:p>-0,00067086</text:p>
          </table:table-cell>
          <table:table-cell/>
          <table:table-cell office:value-type="float" office:value="3.17333" calcext:value-type="float">
            <text:p>3,17333</text:p>
          </table:table-cell>
          <table:table-cell office:value-type="float" office:value="-0.000000540294" calcext:value-type="float">
            <text:p>-5,40E-07</text:p>
          </table:table-cell>
        </table:table-row>
        <table:table-row table:style-name="ro1">
          <table:table-cell table:number-columns-repeated="2"/>
          <table:table-cell office:value-type="float" office:value="3.10986" calcext:value-type="float">
            <text:p>3,10986</text:p>
          </table:table-cell>
          <table:table-cell office:value-type="float" office:value="0.000335633" calcext:value-type="float">
            <text:p>0,000335633</text:p>
          </table:table-cell>
          <table:table-cell/>
          <table:table-cell office:value-type="float" office:value="3.17333" calcext:value-type="float">
            <text:p>3,17333</text:p>
          </table:table-cell>
          <table:table-cell office:value-type="float" office:value="-0.00067086" calcext:value-type="float">
            <text:p>-0,00067086</text:p>
          </table:table-cell>
          <table:table-cell/>
          <table:table-cell office:value-type="float" office:value="3.23679" calcext:value-type="float">
            <text:p>3,23679</text:p>
          </table:table-cell>
          <table:table-cell office:value-type="float" office:value="-0.000000538119" calcext:value-type="float">
            <text:p>-5,38E-07</text:p>
          </table:table-cell>
        </table:table-row>
        <table:table-row table:style-name="ro1">
          <table:table-cell table:number-columns-repeated="2"/>
          <table:table-cell office:value-type="float" office:value="3.17333" calcext:value-type="float">
            <text:p>3,17333</text:p>
          </table:table-cell>
          <table:table-cell office:value-type="float" office:value="-0.00167735" calcext:value-type="float">
            <text:p>-0,00167735</text:p>
          </table:table-cell>
          <table:table-cell/>
          <table:table-cell office:value-type="float" office:value="3.23679" calcext:value-type="float">
            <text:p>3,23679</text:p>
          </table:table-cell>
          <table:table-cell office:value-type="float" office:value="-0.000668159" calcext:value-type="float">
            <text:p>-0,000668159</text:p>
          </table:table-cell>
          <table:table-cell/>
          <table:table-cell office:value-type="float" office:value="3.30026" calcext:value-type="float">
            <text:p>3,30026</text:p>
          </table:table-cell>
          <table:table-cell office:value-type="float" office:value="-0.000000533776" calcext:value-type="float">
            <text:p>-5,34E-07</text:p>
          </table:table-cell>
        </table:table-row>
        <table:table-row table:style-name="ro1">
          <table:table-cell table:number-columns-repeated="2"/>
          <table:table-cell office:value-type="float" office:value="3.23679" calcext:value-type="float">
            <text:p>3,23679</text:p>
          </table:table-cell>
          <table:table-cell office:value-type="float" office:value="-0.00368358" calcext:value-type="float">
            <text:p>-0,00368358</text:p>
          </table:table-cell>
          <table:table-cell/>
          <table:table-cell office:value-type="float" office:value="3.30026" calcext:value-type="float">
            <text:p>3,30026</text:p>
          </table:table-cell>
          <table:table-cell office:value-type="float" office:value="-0.000662767" calcext:value-type="float">
            <text:p>-0,000662767</text:p>
          </table:table-cell>
          <table:table-cell/>
          <table:table-cell office:value-type="float" office:value="3.36373" calcext:value-type="float">
            <text:p>3,36373</text:p>
          </table:table-cell>
          <table:table-cell office:value-type="float" office:value="-0.000000527285" calcext:value-type="float">
            <text:p>-5,27E-07</text:p>
          </table:table-cell>
        </table:table-row>
        <table:table-row table:style-name="ro1">
          <table:table-cell table:number-columns-repeated="2"/>
          <table:table-cell office:value-type="float" office:value="3.30026" calcext:value-type="float">
            <text:p>3,30026</text:p>
          </table:table-cell>
          <table:table-cell office:value-type="float" office:value="-0.00567498" calcext:value-type="float">
            <text:p>-0,00567498</text:p>
          </table:table-cell>
          <table:table-cell/>
          <table:table-cell office:value-type="float" office:value="3.36373" calcext:value-type="float">
            <text:p>3,36373</text:p>
          </table:table-cell>
          <table:table-cell office:value-type="float" office:value="-0.000654706" calcext:value-type="float">
            <text:p>-0,000654706</text:p>
          </table:table-cell>
          <table:table-cell/>
          <table:table-cell office:value-type="float" office:value="3.42719" calcext:value-type="float">
            <text:p>3,42719</text:p>
          </table:table-cell>
          <table:table-cell office:value-type="float" office:value="-0.00000051867" calcext:value-type="float">
            <text:p>-5,19E-07</text:p>
          </table:table-cell>
        </table:table-row>
        <table:table-row table:style-name="ro1">
          <table:table-cell table:number-columns-repeated="2"/>
          <table:table-cell office:value-type="float" office:value="3.36373" calcext:value-type="float">
            <text:p>3,36373</text:p>
          </table:table-cell>
          <table:table-cell office:value-type="float" office:value="-0.00764353" calcext:value-type="float">
            <text:p>-0,00764353</text:p>
          </table:table-cell>
          <table:table-cell/>
          <table:table-cell office:value-type="float" office:value="3.42719" calcext:value-type="float">
            <text:p>3,42719</text:p>
          </table:table-cell>
          <table:table-cell office:value-type="float" office:value="-0.00064401" calcext:value-type="float">
            <text:p>-0,00064401</text:p>
          </table:table-cell>
          <table:table-cell/>
          <table:table-cell office:value-type="float" office:value="3.49066" calcext:value-type="float">
            <text:p>3,49066</text:p>
          </table:table-cell>
          <table:table-cell office:value-type="float" office:value="-0.000000507966" calcext:value-type="float">
            <text:p>-5,08E-07</text:p>
          </table:table-cell>
        </table:table-row>
        <table:table-row table:style-name="ro1">
          <table:table-cell table:number-columns-repeated="2"/>
          <table:table-cell office:value-type="float" office:value="3.42719" calcext:value-type="float">
            <text:p>3,42719</text:p>
          </table:table-cell>
          <table:table-cell office:value-type="float" office:value="-0.0095813" calcext:value-type="float">
            <text:p>-0,0095813</text:p>
          </table:table-cell>
          <table:table-cell/>
          <table:table-cell office:value-type="float" office:value="3.49066" calcext:value-type="float">
            <text:p>3,49066</text:p>
          </table:table-cell>
          <table:table-cell office:value-type="float" office:value="-0.00063072" calcext:value-type="float">
            <text:p>-0,00063072</text:p>
          </table:table-cell>
          <table:table-cell/>
          <table:table-cell office:value-type="float" office:value="3.55413" calcext:value-type="float">
            <text:p>3,55413</text:p>
          </table:table-cell>
          <table:table-cell office:value-type="float" office:value="-0.000000495218" calcext:value-type="float">
            <text:p>-4,95E-07</text:p>
          </table:table-cell>
        </table:table-row>
        <table:table-row table:style-name="ro1">
          <table:table-cell table:number-columns-repeated="2"/>
          <table:table-cell office:value-type="float" office:value="3.49066" calcext:value-type="float">
            <text:p>3,49066</text:p>
          </table:table-cell>
          <table:table-cell office:value-type="float" office:value="-0.0114805" calcext:value-type="float">
            <text:p>-0,0114805</text:p>
          </table:table-cell>
          <table:table-cell/>
          <table:table-cell office:value-type="float" office:value="3.55413" calcext:value-type="float">
            <text:p>3,55413</text:p>
          </table:table-cell>
          <table:table-cell office:value-type="float" office:value="-0.00061489" calcext:value-type="float">
            <text:p>-0,00061489</text:p>
          </table:table-cell>
          <table:table-cell/>
          <table:table-cell office:value-type="float" office:value="3.61759" calcext:value-type="float">
            <text:p>3,61759</text:p>
          </table:table-cell>
          <table:table-cell office:value-type="float" office:value="-0.000000480475" calcext:value-type="float">
            <text:p>-4,80E-07</text:p>
          </table:table-cell>
        </table:table-row>
        <table:table-row table:style-name="ro1">
          <table:table-cell table:number-columns-repeated="2"/>
          <table:table-cell office:value-type="float" office:value="3.55413" calcext:value-type="float">
            <text:p>3,55413</text:p>
          </table:table-cell>
          <table:table-cell office:value-type="float" office:value="-0.0133335" calcext:value-type="float">
            <text:p>-0,0133335</text:p>
          </table:table-cell>
          <table:table-cell/>
          <table:table-cell office:value-type="float" office:value="3.61759" calcext:value-type="float">
            <text:p>3,61759</text:p>
          </table:table-cell>
          <table:table-cell office:value-type="float" office:value="-0.000596585" calcext:value-type="float">
            <text:p>-0,000596585</text:p>
          </table:table-cell>
          <table:table-cell/>
          <table:table-cell office:value-type="float" office:value="3.68106" calcext:value-type="float">
            <text:p>3,68106</text:p>
          </table:table-cell>
          <table:table-cell office:value-type="float" office:value="-0.000000463797" calcext:value-type="float">
            <text:p>-4,64E-07</text:p>
          </table:table-cell>
        </table:table-row>
        <table:table-row table:style-name="ro1">
          <table:table-cell table:number-columns-repeated="2"/>
          <table:table-cell office:value-type="float" office:value="3.61759" calcext:value-type="float">
            <text:p>3,61759</text:p>
          </table:table-cell>
          <table:table-cell office:value-type="float" office:value="-0.0151327" calcext:value-type="float">
            <text:p>-0,0151327</text:p>
          </table:table-cell>
          <table:table-cell/>
          <table:table-cell office:value-type="float" office:value="3.68106" calcext:value-type="float">
            <text:p>3,68106</text:p>
          </table:table-cell>
          <table:table-cell office:value-type="float" office:value="-0.000575877" calcext:value-type="float">
            <text:p>-0,000575877</text:p>
          </table:table-cell>
          <table:table-cell/>
          <table:table-cell office:value-type="float" office:value="3.74452" calcext:value-type="float">
            <text:p>3,74452</text:p>
          </table:table-cell>
          <table:table-cell office:value-type="float" office:value="-0.000000445252" calcext:value-type="float">
            <text:p>-4,45E-07</text:p>
          </table:table-cell>
        </table:table-row>
        <table:table-row table:style-name="ro1">
          <table:table-cell table:number-columns-repeated="2"/>
          <table:table-cell office:value-type="float" office:value="3.68106" calcext:value-type="float">
            <text:p>3,68106</text:p>
          </table:table-cell>
          <table:table-cell office:value-type="float" office:value="-0.0168711" calcext:value-type="float">
            <text:p>-0,0168711</text:p>
          </table:table-cell>
          <table:table-cell/>
          <table:table-cell office:value-type="float" office:value="3.74452" calcext:value-type="float">
            <text:p>3,74452</text:p>
          </table:table-cell>
          <table:table-cell office:value-type="float" office:value="-0.00055285" calcext:value-type="float">
            <text:p>-0,00055285</text:p>
          </table:table-cell>
          <table:table-cell/>
          <table:table-cell office:value-type="float" office:value="3.80799" calcext:value-type="float">
            <text:p>3,80799</text:p>
          </table:table-cell>
          <table:table-cell office:value-type="float" office:value="-0.000000424914" calcext:value-type="float">
            <text:p>-4,25E-07</text:p>
          </table:table-cell>
        </table:table-row>
        <table:table-row table:style-name="ro1">
          <table:table-cell table:number-columns-repeated="2"/>
          <table:table-cell office:value-type="float" office:value="3.74452" calcext:value-type="float">
            <text:p>3,74452</text:p>
          </table:table-cell>
          <table:table-cell office:value-type="float" office:value="-0.0185415" calcext:value-type="float">
            <text:p>-0,0185415</text:p>
          </table:table-cell>
          <table:table-cell/>
          <table:table-cell office:value-type="float" office:value="3.80799" calcext:value-type="float">
            <text:p>3,80799</text:p>
          </table:table-cell>
          <table:table-cell office:value-type="float" office:value="-0.000527597" calcext:value-type="float">
            <text:p>-0,000527597</text:p>
          </table:table-cell>
          <table:table-cell/>
          <table:table-cell office:value-type="float" office:value="3.87146" calcext:value-type="float">
            <text:p>3,87146</text:p>
          </table:table-cell>
          <table:table-cell office:value-type="float" office:value="-0.000000402865" calcext:value-type="float">
            <text:p>-4,03E-07</text:p>
          </table:table-cell>
        </table:table-row>
        <table:table-row table:style-name="ro1">
          <table:table-cell table:number-columns-repeated="2"/>
          <table:table-cell office:value-type="float" office:value="3.80799" calcext:value-type="float">
            <text:p>3,80799</text:p>
          </table:table-cell>
          <table:table-cell office:value-type="float" office:value="-0.0201372" calcext:value-type="float">
            <text:p>-0,0201372</text:p>
          </table:table-cell>
          <table:table-cell/>
          <table:table-cell office:value-type="float" office:value="3.87146" calcext:value-type="float">
            <text:p>3,87146</text:p>
          </table:table-cell>
          <table:table-cell office:value-type="float" office:value="-0.00050022" calcext:value-type="float">
            <text:p>-0,00050022</text:p>
          </table:table-cell>
          <table:table-cell/>
          <table:table-cell office:value-type="float" office:value="3.93492" calcext:value-type="float">
            <text:p>3,93492</text:p>
          </table:table-cell>
          <table:table-cell office:value-type="float" office:value="-0.000000379194" calcext:value-type="float">
            <text:p>-3,79E-07</text:p>
          </table:table-cell>
        </table:table-row>
        <table:table-row table:style-name="ro1">
          <table:table-cell table:number-columns-repeated="2"/>
          <table:table-cell office:value-type="float" office:value="3.87146" calcext:value-type="float">
            <text:p>3,87146</text:p>
          </table:table-cell>
          <table:table-cell office:value-type="float" office:value="-0.0216519" calcext:value-type="float">
            <text:p>-0,0216519</text:p>
          </table:table-cell>
          <table:table-cell/>
          <table:table-cell office:value-type="float" office:value="3.93492" calcext:value-type="float">
            <text:p>3,93492</text:p>
          </table:table-cell>
          <table:table-cell office:value-type="float" office:value="-0.000470829" calcext:value-type="float">
            <text:p>-0,000470829</text:p>
          </table:table-cell>
          <table:table-cell/>
          <table:table-cell office:value-type="float" office:value="3.99839" calcext:value-type="float">
            <text:p>3,99839</text:p>
          </table:table-cell>
          <table:table-cell office:value-type="float" office:value="-0.000000353996" calcext:value-type="float">
            <text:p>-3,54E-07</text:p>
          </table:table-cell>
        </table:table-row>
        <table:table-row table:style-name="ro1">
          <table:table-cell table:number-columns-repeated="2"/>
          <table:table-cell office:value-type="float" office:value="3.93492" calcext:value-type="float">
            <text:p>3,93492</text:p>
          </table:table-cell>
          <table:table-cell office:value-type="float" office:value="-0.0230793" calcext:value-type="float">
            <text:p>-0,0230793</text:p>
          </table:table-cell>
          <table:table-cell/>
          <table:table-cell office:value-type="float" office:value="3.99839" calcext:value-type="float">
            <text:p>3,99839</text:p>
          </table:table-cell>
          <table:table-cell office:value-type="float" office:value="-0.000439541" calcext:value-type="float">
            <text:p>-0,000439541</text:p>
          </table:table-cell>
          <table:table-cell/>
          <table:table-cell office:value-type="float" office:value="4.06186" calcext:value-type="float">
            <text:p>4,06186</text:p>
          </table:table-cell>
          <table:table-cell office:value-type="float" office:value="-0.000000327372" calcext:value-type="float">
            <text:p>-3,27E-07</text:p>
          </table:table-cell>
        </table:table-row>
        <table:table-row table:style-name="ro1">
          <table:table-cell table:number-columns-repeated="2"/>
          <table:table-cell office:value-type="float" office:value="3.99839" calcext:value-type="float">
            <text:p>3,99839</text:p>
          </table:table-cell>
          <table:table-cell office:value-type="float" office:value="-0.0244139" calcext:value-type="float">
            <text:p>-0,0244139</text:p>
          </table:table-cell>
          <table:table-cell/>
          <table:table-cell office:value-type="float" office:value="4.06186" calcext:value-type="float">
            <text:p>4,06186</text:p>
          </table:table-cell>
          <table:table-cell office:value-type="float" office:value="-0.000406484" calcext:value-type="float">
            <text:p>-0,000406484</text:p>
          </table:table-cell>
          <table:table-cell/>
          <table:table-cell office:value-type="float" office:value="4.12532" calcext:value-type="float">
            <text:p>4,12532</text:p>
          </table:table-cell>
          <table:table-cell office:value-type="float" office:value="-0.000000299431" calcext:value-type="float">
            <text:p>-2,99E-07</text:p>
          </table:table-cell>
        </table:table-row>
        <table:table-row table:style-name="ro1">
          <table:table-cell table:number-columns-repeated="2"/>
          <table:table-cell office:value-type="float" office:value="4.06186" calcext:value-type="float">
            <text:p>4,06186</text:p>
          </table:table-cell>
          <table:table-cell office:value-type="float" office:value="-0.0256501" calcext:value-type="float">
            <text:p>-0,0256501</text:p>
          </table:table-cell>
          <table:table-cell/>
          <table:table-cell office:value-type="float" office:value="4.12532" calcext:value-type="float">
            <text:p>4,12532</text:p>
          </table:table-cell>
          <table:table-cell office:value-type="float" office:value="-0.00037179" calcext:value-type="float">
            <text:p>-0,00037179</text:p>
          </table:table-cell>
          <table:table-cell/>
          <table:table-cell office:value-type="float" office:value="4.18879" calcext:value-type="float">
            <text:p>4,18879</text:p>
          </table:table-cell>
          <table:table-cell office:value-type="float" office:value="-0.000000270283" calcext:value-type="float">
            <text:p>-2,70E-07</text:p>
          </table:table-cell>
        </table:table-row>
        <table:table-row table:style-name="ro1">
          <table:table-cell table:number-columns-repeated="2"/>
          <table:table-cell office:value-type="float" office:value="4.12532" calcext:value-type="float">
            <text:p>4,12532</text:p>
          </table:table-cell>
          <table:table-cell office:value-type="float" office:value="-0.0267831" calcext:value-type="float">
            <text:p>-0,0267831</text:p>
          </table:table-cell>
          <table:table-cell/>
          <table:table-cell office:value-type="float" office:value="4.18879" calcext:value-type="float">
            <text:p>4,18879</text:p>
          </table:table-cell>
          <table:table-cell office:value-type="float" office:value="-0.000335599" calcext:value-type="float">
            <text:p>-0,000335599</text:p>
          </table:table-cell>
          <table:table-cell/>
          <table:table-cell office:value-type="float" office:value="4.25226" calcext:value-type="float">
            <text:p>4,25226</text:p>
          </table:table-cell>
          <table:table-cell office:value-type="float" office:value="-0.000000240048" calcext:value-type="float">
            <text:p>-2,40E-07</text:p>
          </table:table-cell>
        </table:table-row>
        <table:table-row table:style-name="ro1">
          <table:table-cell table:number-columns-repeated="2"/>
          <table:table-cell office:value-type="float" office:value="4.18879" calcext:value-type="float">
            <text:p>4,18879</text:p>
          </table:table-cell>
          <table:table-cell office:value-type="float" office:value="-0.0278082" calcext:value-type="float">
            <text:p>-0,0278082</text:p>
          </table:table-cell>
          <table:table-cell/>
          <table:table-cell office:value-type="float" office:value="4.25226" calcext:value-type="float">
            <text:p>4,25226</text:p>
          </table:table-cell>
          <table:table-cell office:value-type="float" office:value="-0.000298057" calcext:value-type="float">
            <text:p>-0,000298057</text:p>
          </table:table-cell>
          <table:table-cell/>
          <table:table-cell office:value-type="float" office:value="4.31572" calcext:value-type="float">
            <text:p>4,31572</text:p>
          </table:table-cell>
          <table:table-cell office:value-type="float" office:value="-0.000000208845" calcext:value-type="float">
            <text:p>-2,09E-07</text:p>
          </table:table-cell>
        </table:table-row>
        <table:table-row table:style-name="ro1">
          <table:table-cell table:number-columns-repeated="2"/>
          <table:table-cell office:value-type="float" office:value="4.25226" calcext:value-type="float">
            <text:p>4,25226</text:p>
          </table:table-cell>
          <table:table-cell office:value-type="float" office:value="-0.0287213" calcext:value-type="float">
            <text:p>-0,0287213</text:p>
          </table:table-cell>
          <table:table-cell/>
          <table:table-cell office:value-type="float" office:value="4.31572" calcext:value-type="float">
            <text:p>4,31572</text:p>
          </table:table-cell>
          <table:table-cell office:value-type="float" office:value="-0.000259314" calcext:value-type="float">
            <text:p>-0,000259314</text:p>
          </table:table-cell>
          <table:table-cell/>
          <table:table-cell office:value-type="float" office:value="4.37919" calcext:value-type="float">
            <text:p>4,37919</text:p>
          </table:table-cell>
          <table:table-cell office:value-type="float" office:value="-0.000000176802" calcext:value-type="float">
            <text:p>-1,77E-07</text:p>
          </table:table-cell>
        </table:table-row>
        <table:table-row table:style-name="ro1">
          <table:table-cell table:number-columns-repeated="2"/>
          <table:table-cell office:value-type="float" office:value="4.31572" calcext:value-type="float">
            <text:p>4,31572</text:p>
          </table:table-cell>
          <table:table-cell office:value-type="float" office:value="-0.0295188" calcext:value-type="float">
            <text:p>-0,0295188</text:p>
          </table:table-cell>
          <table:table-cell/>
          <table:table-cell office:value-type="float" office:value="4.37919" calcext:value-type="float">
            <text:p>4,37919</text:p>
          </table:table-cell>
          <table:table-cell office:value-type="float" office:value="-0.000219527" calcext:value-type="float">
            <text:p>-0,000219527</text:p>
          </table:table-cell>
          <table:table-cell/>
          <table:table-cell office:value-type="float" office:value="4.44266" calcext:value-type="float">
            <text:p>4,44266</text:p>
          </table:table-cell>
          <table:table-cell office:value-type="float" office:value="-0.000000144047" calcext:value-type="float">
            <text:p>-1,44E-07</text:p>
          </table:table-cell>
        </table:table-row>
        <table:table-row table:style-name="ro1">
          <table:table-cell table:number-columns-repeated="2"/>
          <table:table-cell office:value-type="float" office:value="4.37919" calcext:value-type="float">
            <text:p>4,37919</text:p>
          </table:table-cell>
          <table:table-cell office:value-type="float" office:value="-0.0301974" calcext:value-type="float">
            <text:p>-0,0301974</text:p>
          </table:table-cell>
          <table:table-cell/>
          <table:table-cell office:value-type="float" office:value="4.44266" calcext:value-type="float">
            <text:p>4,44266</text:p>
          </table:table-cell>
          <table:table-cell office:value-type="float" office:value="-0.000178857" calcext:value-type="float">
            <text:p>-0,000178857</text:p>
          </table:table-cell>
          <table:table-cell/>
          <table:table-cell office:value-type="float" office:value="4.50612" calcext:value-type="float">
            <text:p>4,50612</text:p>
          </table:table-cell>
          <table:table-cell office:value-type="float" office:value="-0.000000110712" calcext:value-type="float">
            <text:p>-1,11E-07</text:p>
          </table:table-cell>
        </table:table-row>
        <table:table-row table:style-name="ro1">
          <table:table-cell table:number-columns-repeated="2"/>
          <table:table-cell office:value-type="float" office:value="4.44266" calcext:value-type="float">
            <text:p>4,44266</text:p>
          </table:table-cell>
          <table:table-cell office:value-type="float" office:value="-0.0307544" calcext:value-type="float">
            <text:p>-0,0307544</text:p>
          </table:table-cell>
          <table:table-cell/>
          <table:table-cell office:value-type="float" office:value="4.50612" calcext:value-type="float">
            <text:p>4,50612</text:p>
          </table:table-cell>
          <table:table-cell office:value-type="float" office:value="-0.000137466" calcext:value-type="float">
            <text:p>-0,000137466</text:p>
          </table:table-cell>
          <table:table-cell/>
          <table:table-cell office:value-type="float" office:value="4.56959" calcext:value-type="float">
            <text:p>4,56959</text:p>
          </table:table-cell>
          <table:table-cell office:value-type="float" office:value="-0.0000000769306" calcext:value-type="float">
            <text:p>-7,69E-08</text:p>
          </table:table-cell>
        </table:table-row>
        <table:table-row table:style-name="ro1">
          <table:table-cell table:number-columns-repeated="2"/>
          <table:table-cell office:value-type="float" office:value="4.50612" calcext:value-type="float">
            <text:p>4,50612</text:p>
          </table:table-cell>
          <table:table-cell office:value-type="float" office:value="-0.0311876" calcext:value-type="float">
            <text:p>-0,0311876</text:p>
          </table:table-cell>
          <table:table-cell/>
          <table:table-cell office:value-type="float" office:value="4.56959" calcext:value-type="float">
            <text:p>4,56959</text:p>
          </table:table-cell>
          <table:table-cell table:style-name="ce1" office:value-type="float" office:value="-0.0000955214" calcext:value-type="float">
            <text:p>-9,55E-05</text:p>
          </table:table-cell>
          <table:table-cell/>
          <table:table-cell office:value-type="float" office:value="4.63306" calcext:value-type="float">
            <text:p>4,63306</text:p>
          </table:table-cell>
          <table:table-cell office:value-type="float" office:value="-0.0000000428399" calcext:value-type="float">
            <text:p>-4,28E-08</text:p>
          </table:table-cell>
        </table:table-row>
        <table:table-row table:style-name="ro1">
          <table:table-cell table:number-columns-repeated="2"/>
          <table:table-cell office:value-type="float" office:value="4.56959" calcext:value-type="float">
            <text:p>4,56959</text:p>
          </table:table-cell>
          <table:table-cell office:value-type="float" office:value="-0.0314952" calcext:value-type="float">
            <text:p>-0,0314952</text:p>
          </table:table-cell>
          <table:table-cell/>
          <table:table-cell office:value-type="float" office:value="4.63306" calcext:value-type="float">
            <text:p>4,63306</text:p>
          </table:table-cell>
          <table:table-cell table:style-name="ce1" office:value-type="float" office:value="-0.0000531924" calcext:value-type="float">
            <text:p>-5,32E-05</text:p>
          </table:table-cell>
          <table:table-cell/>
          <table:table-cell office:value-type="float" office:value="4.69652" calcext:value-type="float">
            <text:p>4,69652</text:p>
          </table:table-cell>
          <table:table-cell office:value-type="float" office:value="-0.00000000857661" calcext:value-type="float">
            <text:p>-8,58E-09</text:p>
          </table:table-cell>
        </table:table-row>
        <table:table-row table:style-name="ro1">
          <table:table-cell table:number-columns-repeated="2"/>
          <table:table-cell office:value-type="float" office:value="4.63306" calcext:value-type="float">
            <text:p>4,63306</text:p>
          </table:table-cell>
          <table:table-cell office:value-type="float" office:value="-0.031676" calcext:value-type="float">
            <text:p>-0,031676</text:p>
          </table:table-cell>
          <table:table-cell/>
          <table:table-cell office:value-type="float" office:value="4.69652" calcext:value-type="float">
            <text:p>4,69652</text:p>
          </table:table-cell>
          <table:table-cell table:style-name="ce1" office:value-type="float" office:value="-0.0000106492" calcext:value-type="float">
            <text:p>-1,06E-05</text:p>
          </table:table-cell>
          <table:table-cell/>
          <table:table-cell office:value-type="float" office:value="4.75999" calcext:value-type="float">
            <text:p>4,75999</text:p>
          </table:table-cell>
          <table:table-cell office:value-type="float" office:value="0.0000000257212" calcext:value-type="float">
            <text:p>2,57E-08</text:p>
          </table:table-cell>
        </table:table-row>
        <table:table-row table:style-name="ro1">
          <table:table-cell table:number-columns-repeated="2"/>
          <table:table-cell office:value-type="float" office:value="4.69652" calcext:value-type="float">
            <text:p>4,69652</text:p>
          </table:table-cell>
          <table:table-cell office:value-type="float" office:value="-0.0317293" calcext:value-type="float">
            <text:p>-0,0317293</text:p>
          </table:table-cell>
          <table:table-cell/>
          <table:table-cell office:value-type="float" office:value="4.75999" calcext:value-type="float">
            <text:p>4,75999</text:p>
          </table:table-cell>
          <table:table-cell table:style-name="ce1" office:value-type="float" office:value="0.0000319369" calcext:value-type="float">
            <text:p>3,19E-05</text:p>
          </table:table-cell>
          <table:table-cell/>
          <table:table-cell office:value-type="float" office:value="4.82346" calcext:value-type="float">
            <text:p>4,82346</text:p>
          </table:table-cell>
          <table:table-cell office:value-type="float" office:value="0.0000000599154" calcext:value-type="float">
            <text:p>5,99E-08</text:p>
          </table:table-cell>
        </table:table-row>
        <table:table-row table:style-name="ro1">
          <table:table-cell table:number-columns-repeated="2"/>
          <table:table-cell office:value-type="float" office:value="4.75999" calcext:value-type="float">
            <text:p>4,75999</text:p>
          </table:table-cell>
          <table:table-cell office:value-type="float" office:value="-0.0316547" calcext:value-type="float">
            <text:p>-0,0316547</text:p>
          </table:table-cell>
          <table:table-cell/>
          <table:table-cell office:value-type="float" office:value="4.82346" calcext:value-type="float">
            <text:p>4,82346</text:p>
          </table:table-cell>
          <table:table-cell table:style-name="ce1" office:value-type="float" office:value="0.0000743944" calcext:value-type="float">
            <text:p>7,44E-05</text:p>
          </table:table-cell>
          <table:table-cell/>
          <table:table-cell office:value-type="float" office:value="4.88692" calcext:value-type="float">
            <text:p>4,88692</text:p>
          </table:table-cell>
          <table:table-cell office:value-type="float" office:value="0.0000000938684" calcext:value-type="float">
            <text:p>9,39E-08</text:p>
          </table:table-cell>
        </table:table-row>
        <table:table-row table:style-name="ro1">
          <table:table-cell table:number-columns-repeated="2"/>
          <table:table-cell office:value-type="float" office:value="4.82346" calcext:value-type="float">
            <text:p>4,82346</text:p>
          </table:table-cell>
          <table:table-cell office:value-type="float" office:value="-0.0314528" calcext:value-type="float">
            <text:p>-0,0314528</text:p>
          </table:table-cell>
          <table:table-cell/>
          <table:table-cell office:value-type="float" office:value="4.88692" calcext:value-type="float">
            <text:p>4,88692</text:p>
          </table:table-cell>
          <table:table-cell office:value-type="float" office:value="0.000116552" calcext:value-type="float">
            <text:p>0,000116552</text:p>
          </table:table-cell>
          <table:table-cell/>
          <table:table-cell office:value-type="float" office:value="4.95039" calcext:value-type="float">
            <text:p>4,95039</text:p>
          </table:table-cell>
          <table:table-cell office:value-type="float" office:value="0.000000127443" calcext:value-type="float">
            <text:p>1,27E-07</text:p>
          </table:table-cell>
        </table:table-row>
        <table:table-row table:style-name="ro1">
          <table:table-cell table:number-columns-repeated="2"/>
          <table:table-cell office:value-type="float" office:value="4.88692" calcext:value-type="float">
            <text:p>4,88692</text:p>
          </table:table-cell>
          <table:table-cell office:value-type="float" office:value="-0.0311241" calcext:value-type="float">
            <text:p>-0,0311241</text:p>
          </table:table-cell>
          <table:table-cell/>
          <table:table-cell office:value-type="float" office:value="4.95039" calcext:value-type="float">
            <text:p>4,95039</text:p>
          </table:table-cell>
          <table:table-cell office:value-type="float" office:value="0.000158241" calcext:value-type="float">
            <text:p>0,000158241</text:p>
          </table:table-cell>
          <table:table-cell/>
          <table:table-cell office:value-type="float" office:value="5.01385" calcext:value-type="float">
            <text:p>5,01385</text:p>
          </table:table-cell>
          <table:table-cell office:value-type="float" office:value="0.000000160505" calcext:value-type="float">
            <text:p>1,61E-07</text:p>
          </table:table-cell>
        </table:table-row>
        <table:table-row table:style-name="ro1">
          <table:table-cell table:number-columns-repeated="2"/>
          <table:table-cell office:value-type="float" office:value="4.95039" calcext:value-type="float">
            <text:p>4,95039</text:p>
          </table:table-cell>
          <table:table-cell office:value-type="float" office:value="-0.0306702" calcext:value-type="float">
            <text:p>-0,0306702</text:p>
          </table:table-cell>
          <table:table-cell/>
          <table:table-cell office:value-type="float" office:value="5.01385" calcext:value-type="float">
            <text:p>5,01385</text:p>
          </table:table-cell>
          <table:table-cell office:value-type="float" office:value="0.000199292" calcext:value-type="float">
            <text:p>0,000199292</text:p>
          </table:table-cell>
          <table:table-cell/>
          <table:table-cell office:value-type="float" office:value="5.07732" calcext:value-type="float">
            <text:p>5,07732</text:p>
          </table:table-cell>
          <table:table-cell office:value-type="float" office:value="0.000000192921" calcext:value-type="float">
            <text:p>1,93E-07</text:p>
          </table:table-cell>
        </table:table-row>
        <table:table-row table:style-name="ro1">
          <table:table-cell table:number-columns-repeated="2"/>
          <table:table-cell office:value-type="float" office:value="5.01385" calcext:value-type="float">
            <text:p>5,01385</text:p>
          </table:table-cell>
          <table:table-cell office:value-type="float" office:value="-0.0300927" calcext:value-type="float">
            <text:p>-0,0300927</text:p>
          </table:table-cell>
          <table:table-cell/>
          <table:table-cell office:value-type="float" office:value="5.07732" calcext:value-type="float">
            <text:p>5,07732</text:p>
          </table:table-cell>
          <table:table-cell office:value-type="float" office:value="0.000239541" calcext:value-type="float">
            <text:p>0,000239541</text:p>
          </table:table-cell>
          <table:table-cell/>
          <table:table-cell office:value-type="float" office:value="5.14079" calcext:value-type="float">
            <text:p>5,14079</text:p>
          </table:table-cell>
          <table:table-cell office:value-type="float" office:value="0.000000224559" calcext:value-type="float">
            <text:p>2,25E-07</text:p>
          </table:table-cell>
        </table:table-row>
        <table:table-row table:style-name="ro1">
          <table:table-cell table:number-columns-repeated="2"/>
          <table:table-cell office:value-type="float" office:value="5.07732" calcext:value-type="float">
            <text:p>5,07732</text:p>
          </table:table-cell>
          <table:table-cell office:value-type="float" office:value="-0.0293941" calcext:value-type="float">
            <text:p>-0,0293941</text:p>
          </table:table-cell>
          <table:table-cell/>
          <table:table-cell office:value-type="float" office:value="5.14079" calcext:value-type="float">
            <text:p>5,14079</text:p>
          </table:table-cell>
          <table:table-cell office:value-type="float" office:value="0.000278826" calcext:value-type="float">
            <text:p>0,000278826</text:p>
          </table:table-cell>
          <table:table-cell/>
          <table:table-cell office:value-type="float" office:value="5.20425" calcext:value-type="float">
            <text:p>5,20425</text:p>
          </table:table-cell>
          <table:table-cell office:value-type="float" office:value="0.000000255294" calcext:value-type="float">
            <text:p>2,55E-07</text:p>
          </table:table-cell>
        </table:table-row>
        <table:table-row table:style-name="ro1">
          <table:table-cell table:number-columns-repeated="2"/>
          <table:table-cell office:value-type="float" office:value="5.14079" calcext:value-type="float">
            <text:p>5,14079</text:p>
          </table:table-cell>
          <table:table-cell office:value-type="float" office:value="-0.0285771" calcext:value-type="float">
            <text:p>-0,0285771</text:p>
          </table:table-cell>
          <table:table-cell/>
          <table:table-cell office:value-type="float" office:value="5.20425" calcext:value-type="float">
            <text:p>5,20425</text:p>
          </table:table-cell>
          <table:table-cell office:value-type="float" office:value="0.000316987" calcext:value-type="float">
            <text:p>0,000316987</text:p>
          </table:table-cell>
          <table:table-cell/>
          <table:table-cell office:value-type="float" office:value="5.26772" calcext:value-type="float">
            <text:p>5,26772</text:p>
          </table:table-cell>
          <table:table-cell office:value-type="float" office:value="0.000000285" calcext:value-type="float">
            <text:p>2,85E-07</text:p>
          </table:table-cell>
        </table:table-row>
        <table:table-row table:style-name="ro1">
          <table:table-cell table:number-columns-repeated="2"/>
          <table:table-cell office:value-type="float" office:value="5.20425" calcext:value-type="float">
            <text:p>5,20425</text:p>
          </table:table-cell>
          <table:table-cell office:value-type="float" office:value="-0.027645" calcext:value-type="float">
            <text:p>-0,027645</text:p>
          </table:table-cell>
          <table:table-cell/>
          <table:table-cell office:value-type="float" office:value="5.26772" calcext:value-type="float">
            <text:p>5,26772</text:p>
          </table:table-cell>
          <table:table-cell office:value-type="float" office:value="0.000353873" calcext:value-type="float">
            <text:p>0,000353873</text:p>
          </table:table-cell>
          <table:table-cell/>
          <table:table-cell office:value-type="float" office:value="5.33119" calcext:value-type="float">
            <text:p>5,33119</text:p>
          </table:table-cell>
          <table:table-cell office:value-type="float" office:value="0.000000313559" calcext:value-type="float">
            <text:p>3,14E-07</text:p>
          </table:table-cell>
        </table:table-row>
        <table:table-row table:style-name="ro1">
          <table:table-cell table:number-columns-repeated="2"/>
          <table:table-cell office:value-type="float" office:value="5.26772" calcext:value-type="float">
            <text:p>5,26772</text:p>
          </table:table-cell>
          <table:table-cell office:value-type="float" office:value="-0.0266016" calcext:value-type="float">
            <text:p>-0,0266016</text:p>
          </table:table-cell>
          <table:table-cell/>
          <table:table-cell office:value-type="float" office:value="5.33119" calcext:value-type="float">
            <text:p>5,33119</text:p>
          </table:table-cell>
          <table:table-cell office:value-type="float" office:value="0.000389333" calcext:value-type="float">
            <text:p>0,000389333</text:p>
          </table:table-cell>
          <table:table-cell/>
          <table:table-cell office:value-type="float" office:value="5.39465" calcext:value-type="float">
            <text:p>5,39465</text:p>
          </table:table-cell>
          <table:table-cell office:value-type="float" office:value="0.000000340856" calcext:value-type="float">
            <text:p>3,41E-07</text:p>
          </table:table-cell>
        </table:table-row>
        <table:table-row table:style-name="ro1">
          <table:table-cell table:number-columns-repeated="2"/>
          <table:table-cell office:value-type="float" office:value="5.33119" calcext:value-type="float">
            <text:p>5,33119</text:p>
          </table:table-cell>
          <table:table-cell office:value-type="float" office:value="-0.0254511" calcext:value-type="float">
            <text:p>-0,0254511</text:p>
          </table:table-cell>
          <table:table-cell/>
          <table:table-cell office:value-type="float" office:value="5.39465" calcext:value-type="float">
            <text:p>5,39465</text:p>
          </table:table-cell>
          <table:table-cell office:value-type="float" office:value="0.000423226" calcext:value-type="float">
            <text:p>0,000423226</text:p>
          </table:table-cell>
          <table:table-cell/>
          <table:table-cell office:value-type="float" office:value="5.45812" calcext:value-type="float">
            <text:p>5,45812</text:p>
          </table:table-cell>
          <table:table-cell office:value-type="float" office:value="0.00000036678" calcext:value-type="float">
            <text:p>3,67E-07</text:p>
          </table:table-cell>
        </table:table-row>
        <table:table-row table:style-name="ro1">
          <table:table-cell table:number-columns-repeated="2"/>
          <table:table-cell office:value-type="float" office:value="5.39465" calcext:value-type="float">
            <text:p>5,39465</text:p>
          </table:table-cell>
          <table:table-cell office:value-type="float" office:value="-0.0241982" calcext:value-type="float">
            <text:p>-0,0241982</text:p>
          </table:table-cell>
          <table:table-cell/>
          <table:table-cell office:value-type="float" office:value="5.45812" calcext:value-type="float">
            <text:p>5,45812</text:p>
          </table:table-cell>
          <table:table-cell office:value-type="float" office:value="0.000455414" calcext:value-type="float">
            <text:p>0,000455414</text:p>
          </table:table-cell>
          <table:table-cell/>
          <table:table-cell office:value-type="float" office:value="5.52159" calcext:value-type="float">
            <text:p>5,52159</text:p>
          </table:table-cell>
          <table:table-cell office:value-type="float" office:value="0.000000391226" calcext:value-type="float">
            <text:p>3,91E-07</text:p>
          </table:table-cell>
        </table:table-row>
        <table:table-row table:style-name="ro1">
          <table:table-cell table:number-columns-repeated="2"/>
          <table:table-cell office:value-type="float" office:value="5.45812" calcext:value-type="float">
            <text:p>5,45812</text:p>
          </table:table-cell>
          <table:table-cell office:value-type="float" office:value="-0.0228478" calcext:value-type="float">
            <text:p>-0,0228478</text:p>
          </table:table-cell>
          <table:table-cell/>
          <table:table-cell office:value-type="float" office:value="5.52159" calcext:value-type="float">
            <text:p>5,52159</text:p>
          </table:table-cell>
          <table:table-cell office:value-type="float" office:value="0.000485769" calcext:value-type="float">
            <text:p>0,000485769</text:p>
          </table:table-cell>
          <table:table-cell/>
          <table:table-cell office:value-type="float" office:value="5.58505" calcext:value-type="float">
            <text:p>5,58505</text:p>
          </table:table-cell>
          <table:table-cell office:value-type="float" office:value="0.000000414098" calcext:value-type="float">
            <text:p>4,14E-07</text:p>
          </table:table-cell>
        </table:table-row>
        <table:table-row table:style-name="ro1">
          <table:table-cell table:number-columns-repeated="2"/>
          <table:table-cell office:value-type="float" office:value="5.52159" calcext:value-type="float">
            <text:p>5,52159</text:p>
          </table:table-cell>
          <table:table-cell office:value-type="float" office:value="-0.0214053" calcext:value-type="float">
            <text:p>-0,0214053</text:p>
          </table:table-cell>
          <table:table-cell/>
          <table:table-cell office:value-type="float" office:value="5.58505" calcext:value-type="float">
            <text:p>5,58505</text:p>
          </table:table-cell>
          <table:table-cell office:value-type="float" office:value="0.000514167" calcext:value-type="float">
            <text:p>0,000514167</text:p>
          </table:table-cell>
          <table:table-cell/>
          <table:table-cell office:value-type="float" office:value="5.64852" calcext:value-type="float">
            <text:p>5,64852</text:p>
          </table:table-cell>
          <table:table-cell office:value-type="float" office:value="0.000000435302" calcext:value-type="float">
            <text:p>4,35E-07</text:p>
          </table:table-cell>
        </table:table-row>
        <table:table-row table:style-name="ro1">
          <table:table-cell table:number-columns-repeated="2"/>
          <table:table-cell office:value-type="float" office:value="5.58505" calcext:value-type="float">
            <text:p>5,58505</text:p>
          </table:table-cell>
          <table:table-cell office:value-type="float" office:value="-0.0198767" calcext:value-type="float">
            <text:p>-0,0198767</text:p>
          </table:table-cell>
          <table:table-cell/>
          <table:table-cell office:value-type="float" office:value="5.64852" calcext:value-type="float">
            <text:p>5,64852</text:p>
          </table:table-cell>
          <table:table-cell office:value-type="float" office:value="0.000540496" calcext:value-type="float">
            <text:p>0,000540496</text:p>
          </table:table-cell>
          <table:table-cell/>
          <table:table-cell office:value-type="float" office:value="5.71199" calcext:value-type="float">
            <text:p>5,71199</text:p>
          </table:table-cell>
          <table:table-cell office:value-type="float" office:value="0.000000454754" calcext:value-type="float">
            <text:p>4,55E-07</text:p>
          </table:table-cell>
        </table:table-row>
        <table:table-row table:style-name="ro1">
          <table:table-cell table:number-columns-repeated="2"/>
          <table:table-cell office:value-type="float" office:value="5.64852" calcext:value-type="float">
            <text:p>5,64852</text:p>
          </table:table-cell>
          <table:table-cell office:value-type="float" office:value="-0.0182681" calcext:value-type="float">
            <text:p>-0,0182681</text:p>
          </table:table-cell>
          <table:table-cell/>
          <table:table-cell office:value-type="float" office:value="5.71199" calcext:value-type="float">
            <text:p>5,71199</text:p>
          </table:table-cell>
          <table:table-cell office:value-type="float" office:value="0.000564648" calcext:value-type="float">
            <text:p>0,000564648</text:p>
          </table:table-cell>
          <table:table-cell/>
          <table:table-cell office:value-type="float" office:value="5.77545" calcext:value-type="float">
            <text:p>5,77545</text:p>
          </table:table-cell>
          <table:table-cell office:value-type="float" office:value="0.000000472374" calcext:value-type="float">
            <text:p>4,72E-07</text:p>
          </table:table-cell>
        </table:table-row>
        <table:table-row table:style-name="ro1">
          <table:table-cell table:number-columns-repeated="2"/>
          <table:table-cell office:value-type="float" office:value="5.71199" calcext:value-type="float">
            <text:p>5,71199</text:p>
          </table:table-cell>
          <table:table-cell office:value-type="float" office:value="-0.0165859" calcext:value-type="float">
            <text:p>-0,0165859</text:p>
          </table:table-cell>
          <table:table-cell/>
          <table:table-cell office:value-type="float" office:value="5.77545" calcext:value-type="float">
            <text:p>5,77545</text:p>
          </table:table-cell>
          <table:table-cell office:value-type="float" office:value="0.000586526" calcext:value-type="float">
            <text:p>0,000586526</text:p>
          </table:table-cell>
          <table:table-cell/>
          <table:table-cell office:value-type="float" office:value="5.83892" calcext:value-type="float">
            <text:p>5,83892</text:p>
          </table:table-cell>
          <table:table-cell office:value-type="float" office:value="0.000000488092" calcext:value-type="float">
            <text:p>4,88E-07</text:p>
          </table:table-cell>
        </table:table-row>
        <table:table-row table:style-name="ro1">
          <table:table-cell table:number-columns-repeated="2"/>
          <table:table-cell office:value-type="float" office:value="5.77545" calcext:value-type="float">
            <text:p>5,77545</text:p>
          </table:table-cell>
          <table:table-cell office:value-type="float" office:value="-0.0148369" calcext:value-type="float">
            <text:p>-0,0148369</text:p>
          </table:table-cell>
          <table:table-cell/>
          <table:table-cell office:value-type="float" office:value="5.83892" calcext:value-type="float">
            <text:p>5,83892</text:p>
          </table:table-cell>
          <table:table-cell office:value-type="float" office:value="0.000606042" calcext:value-type="float">
            <text:p>0,000606042</text:p>
          </table:table-cell>
          <table:table-cell/>
          <table:table-cell office:value-type="float" office:value="5.90239" calcext:value-type="float">
            <text:p>5,90239</text:p>
          </table:table-cell>
          <table:table-cell office:value-type="float" office:value="0.000000501845" calcext:value-type="float">
            <text:p>5,02E-07</text:p>
          </table:table-cell>
        </table:table-row>
        <table:table-row table:style-name="ro1">
          <table:table-cell table:number-columns-repeated="2"/>
          <table:table-cell office:value-type="float" office:value="5.83892" calcext:value-type="float">
            <text:p>5,83892</text:p>
          </table:table-cell>
          <table:table-cell office:value-type="float" office:value="-0.0130282" calcext:value-type="float">
            <text:p>-0,0130282</text:p>
          </table:table-cell>
          <table:table-cell/>
          <table:table-cell office:value-type="float" office:value="5.90239" calcext:value-type="float">
            <text:p>5,90239</text:p>
          </table:table-cell>
          <table:table-cell office:value-type="float" office:value="0.000623119" calcext:value-type="float">
            <text:p>0,000623119</text:p>
          </table:table-cell>
          <table:table-cell/>
          <table:table-cell office:value-type="float" office:value="5.96585" calcext:value-type="float">
            <text:p>5,96585</text:p>
          </table:table-cell>
          <table:table-cell office:value-type="float" office:value="0.000000513577" calcext:value-type="float">
            <text:p>5,14E-07</text:p>
          </table:table-cell>
        </table:table-row>
        <table:table-row table:style-name="ro1">
          <table:table-cell table:number-columns-repeated="2"/>
          <table:table-cell office:value-type="float" office:value="5.90239" calcext:value-type="float">
            <text:p>5,90239</text:p>
          </table:table-cell>
          <table:table-cell office:value-type="float" office:value="-0.011167" calcext:value-type="float">
            <text:p>-0,011167</text:p>
          </table:table-cell>
          <table:table-cell/>
          <table:table-cell office:value-type="float" office:value="5.96585" calcext:value-type="float">
            <text:p>5,96585</text:p>
          </table:table-cell>
          <table:table-cell office:value-type="float" office:value="0.000637686" calcext:value-type="float">
            <text:p>0,000637686</text:p>
          </table:table-cell>
          <table:table-cell/>
          <table:table-cell office:value-type="float" office:value="6.02932" calcext:value-type="float">
            <text:p>6,02932</text:p>
          </table:table-cell>
          <table:table-cell office:value-type="float" office:value="0.000000523241" calcext:value-type="float">
            <text:p>5,23E-07</text:p>
          </table:table-cell>
        </table:table-row>
        <table:table-row table:style-name="ro1">
          <table:table-cell table:number-columns-repeated="2"/>
          <table:table-cell office:value-type="float" office:value="5.96585" calcext:value-type="float">
            <text:p>5,96585</text:p>
          </table:table-cell>
          <table:table-cell office:value-type="float" office:value="-0.00926083" calcext:value-type="float">
            <text:p>-0,00926083</text:p>
          </table:table-cell>
          <table:table-cell/>
          <table:table-cell office:value-type="float" office:value="6.02932" calcext:value-type="float">
            <text:p>6,02932</text:p>
          </table:table-cell>
          <table:table-cell office:value-type="float" office:value="0.000649685" calcext:value-type="float">
            <text:p>0,000649685</text:p>
          </table:table-cell>
          <table:table-cell/>
          <table:table-cell office:value-type="float" office:value="6.09279" calcext:value-type="float">
            <text:p>6,09279</text:p>
          </table:table-cell>
          <table:table-cell office:value-type="float" office:value="0.000000530798" calcext:value-type="float">
            <text:p>5,31E-07</text:p>
          </table:table-cell>
        </table:table-row>
        <table:table-row table:style-name="ro1">
          <table:table-cell table:number-columns-repeated="2"/>
          <table:table-cell office:value-type="float" office:value="6.02932" calcext:value-type="float">
            <text:p>6,02932</text:p>
          </table:table-cell>
          <table:table-cell office:value-type="float" office:value="-0.00731738" calcext:value-type="float">
            <text:p>-0,00731738</text:p>
          </table:table-cell>
          <table:table-cell/>
          <table:table-cell office:value-type="float" office:value="6.09279" calcext:value-type="float">
            <text:p>6,09279</text:p>
          </table:table-cell>
          <table:table-cell office:value-type="float" office:value="0.000659069" calcext:value-type="float">
            <text:p>0,000659069</text:p>
          </table:table-cell>
          <table:table-cell/>
          <table:table-cell office:value-type="float" office:value="6.15625" calcext:value-type="float">
            <text:p>6,15625</text:p>
          </table:table-cell>
          <table:table-cell office:value-type="float" office:value="0.000000536218" calcext:value-type="float">
            <text:p>5,36E-07</text:p>
          </table:table-cell>
        </table:table-row>
        <table:table-row table:style-name="ro1">
          <table:table-cell table:number-columns-repeated="2"/>
          <table:table-cell office:value-type="float" office:value="6.09279" calcext:value-type="float">
            <text:p>6,09279</text:p>
          </table:table-cell>
          <table:table-cell office:value-type="float" office:value="-0.00534447" calcext:value-type="float">
            <text:p>-0,00534447</text:p>
          </table:table-cell>
          <table:table-cell/>
          <table:table-cell office:value-type="float" office:value="6.15625" calcext:value-type="float">
            <text:p>6,15625</text:p>
          </table:table-cell>
          <table:table-cell office:value-type="float" office:value="0.000665798" calcext:value-type="float">
            <text:p>0,000665798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float" office:value="6.15625" calcext:value-type="float">
            <text:p>6,15625</text:p>
          </table:table-cell>
          <table:table-cell office:value-type="float" office:value="-0.00335004" calcext:value-type="float">
            <text:p>-0,00335004</text:p>
          </table:table-cell>
          <table:table-cell/>
          <table:table-cell office:value-type="float" office:value="6.21972" calcext:value-type="float">
            <text:p>6,21972</text:p>
          </table:table-cell>
          <table:table-cell office:value-type="float" office:value="0.000669847" calcext:value-type="float">
            <text:p>0,000669847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float" office:value="6.21972" calcext:value-type="float">
            <text:p>6,21972</text:p>
          </table:table-cell>
          <table:table-cell office:value-type="float" office:value="-0.00134213" calcext:value-type="float">
            <text:p>-0,00134213</text:p>
          </table:table-cell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2-10-14T11:03:30.995489806</meta:creation-date>
    <dc:date>2022-10-14T11:13:10.960712824</dc:date>
    <meta:editing-duration>PT9M43S</meta:editing-duration>
    <meta:editing-cycles>2</meta:editing-cycles>
    <meta:generator>LibreOffice/6.3.5.2$Linux_X86_64 LibreOffice_project/30$Build-2</meta:generator>
    <meta:document-statistic meta:table-count="1" meta:cell-count="595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958cm" svg:height="13.414cm" xlink:href=".." xlink:type="simple" chart:class="chart:line" chart:column-mapping="0" chart:style-name="ch1">
        <chart:legend chart:legend-position="end" svg:x="27cm" svg:y="5.91cm" style:legend-expansion="high" chart:style-name="ch2"/>
        <chart:plot-area chart:style-name="ch3" table:cell-range-address="Foglio1.I3:Foglio1.J99 Foglio1.D3:Foglio1.D102 Foglio1.G3:Foglio1.G101" chart:data-source-has-labels="column" svg:x="1.735cm" svg:y="0.362cm" svg:width="22.331cm" svg:height="12.681cm">
          <chartooo:coordinate-region svg:x="2.753cm" svg:y="0.561cm" svg:width="21.313cm" svg:height="12.283cm"/>
          <chart:axis chart:dimension="x" chart:name="primary-x" chart:style-name="ch4" chartooo:axis-type="auto">
            <chartooo:date-scale/>
            <chart:categories table:cell-range-address="Foglio1.I3:Foglio1.I9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1.D3:Foglio1.D102" chart:class="chart:line">
            <chart:data-point chart:repeated="100"/>
          </chart:series>
          <chart:series chart:style-name="ch7" chart:values-cell-range-address="Foglio1.J3:Foglio1.J99" chart:class="chart:line">
            <chart:data-point chart:repeated="97"/>
          </chart:series>
          <chart:series chart:style-name="ch8" chart:values-cell-range-address="Foglio1.G3:Foglio1.G101" chart:class="chart:line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  <table:table-cell office:value-type="string">
                <text:p>Colonna J</text:p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X</text:p>
                <draw:g>
                  <svg:desc>Foglio1.I3:Foglio1.I99</svg:desc>
                </draw:g>
              </table:table-cell>
              <table:table-cell office:value-type="float" office:value="NaN">
                <text:p>NaN</text:p>
                <draw:g>
                  <svg:desc>Foglio1.D3:Foglio1.D102</svg:desc>
                </draw:g>
              </table:table-cell>
              <table:table-cell office:value-type="float" office:value="NaN">
                <text:p>NaN</text:p>
                <draw:g>
                  <svg:desc>Foglio1.J3:Foglio1.J99</svg:desc>
                </draw:g>
              </table:table-cell>
              <table:table-cell office:value-type="float" office:value="NaN">
                <text:p>NaN</text:p>
                <draw:g>
                  <svg:desc>Foglio1.G3:Foglio1.G101</svg:desc>
                </draw:g>
              </table:table-cell>
            </table:table-row>
            <table:table-row>
              <table:table-cell office:value-type="float" office:value="0.126933">
                <text:p>0.126933</text:p>
              </table:table-cell>
              <table:table-cell office:value-type="float" office:value="0.000671198">
                <text:p>0.000671198</text:p>
              </table:table-cell>
              <table:table-cell office:value-type="float" office:value="0.000000536218">
                <text:p>0.000000536218</text:p>
              </table:table-cell>
              <table:table-cell office:value-type="float" office:value="0.000669847">
                <text:p>0.000669847</text:p>
              </table:table-cell>
            </table:table-row>
            <table:table-row>
              <table:table-cell office:value-type="float" office:value="0.1904">
                <text:p>0.1904</text:p>
              </table:table-cell>
              <table:table-cell office:value-type="float" office:value="0.00268182">
                <text:p>0.00268182</text:p>
              </table:table-cell>
              <table:table-cell office:value-type="float" office:value="0.000000530798">
                <text:p>0.000000530798</text:p>
              </table:table-cell>
              <table:table-cell office:value-type="float" office:value="0.000665798">
                <text:p>0.000665798</text:p>
              </table:table-cell>
            </table:table-row>
            <table:table-row>
              <table:table-cell office:value-type="float" office:value="0.253866">
                <text:p>0.253866</text:p>
              </table:table-cell>
              <table:table-cell office:value-type="float" office:value="0.00468164">
                <text:p>0.00468164</text:p>
              </table:table-cell>
              <table:table-cell office:value-type="float" office:value="0.000000523241">
                <text:p>0.000000523241</text:p>
              </table:table-cell>
              <table:table-cell office:value-type="float" office:value="0.000659069">
                <text:p>0.000659069</text:p>
              </table:table-cell>
            </table:table-row>
            <table:table-row>
              <table:table-cell office:value-type="float" office:value="0.317333">
                <text:p>0.317333</text:p>
              </table:table-cell>
              <table:table-cell office:value-type="float" office:value="0.00666261">
                <text:p>0.00666261</text:p>
              </table:table-cell>
              <table:table-cell office:value-type="float" office:value="0.000000513577">
                <text:p>0.000000513577</text:p>
              </table:table-cell>
              <table:table-cell office:value-type="float" office:value="0.000649685">
                <text:p>0.000649685</text:p>
              </table:table-cell>
            </table:table-row>
            <table:table-row>
              <table:table-cell office:value-type="float" office:value="0.380799">
                <text:p>0.380799</text:p>
              </table:table-cell>
              <table:table-cell office:value-type="float" office:value="0.00861675">
                <text:p>0.00861675</text:p>
              </table:table-cell>
              <table:table-cell office:value-type="float" office:value="0.000000501845">
                <text:p>0.000000501845</text:p>
              </table:table-cell>
              <table:table-cell office:value-type="float" office:value="0.000637686">
                <text:p>0.000637686</text:p>
              </table:table-cell>
            </table:table-row>
            <table:table-row>
              <table:table-cell office:value-type="float" office:value="0.444266">
                <text:p>0.444266</text:p>
              </table:table-cell>
              <table:table-cell office:value-type="float" office:value="0.0105362">
                <text:p>0.0105362</text:p>
              </table:table-cell>
              <table:table-cell office:value-type="float" office:value="0.000000488092">
                <text:p>0.000000488092</text:p>
              </table:table-cell>
              <table:table-cell office:value-type="float" office:value="0.000623119">
                <text:p>0.000623119</text:p>
              </table:table-cell>
            </table:table-row>
            <table:table-row>
              <table:table-cell office:value-type="float" office:value="0.507732">
                <text:p>0.507732</text:p>
              </table:table-cell>
              <table:table-cell office:value-type="float" office:value="0.0124132">
                <text:p>0.0124132</text:p>
              </table:table-cell>
              <table:table-cell office:value-type="float" office:value="0.000000472374">
                <text:p>0.000000472374</text:p>
              </table:table-cell>
              <table:table-cell office:value-type="float" office:value="0.000606042">
                <text:p>0.000606042</text:p>
              </table:table-cell>
            </table:table-row>
            <table:table-row>
              <table:table-cell office:value-type="float" office:value="0.571199">
                <text:p>0.571199</text:p>
              </table:table-cell>
              <table:table-cell office:value-type="float" office:value="0.0142403">
                <text:p>0.0142403</text:p>
              </table:table-cell>
              <table:table-cell office:value-type="float" office:value="0.000000454754">
                <text:p>0.000000454754</text:p>
              </table:table-cell>
              <table:table-cell office:value-type="float" office:value="0.000586526">
                <text:p>0.000586526</text:p>
              </table:table-cell>
            </table:table-row>
            <table:table-row>
              <table:table-cell office:value-type="float" office:value="0.634665">
                <text:p>0.634665</text:p>
              </table:table-cell>
              <table:table-cell office:value-type="float" office:value="0.01601">
                <text:p>0.01601</text:p>
              </table:table-cell>
              <table:table-cell office:value-type="float" office:value="0.000000435302">
                <text:p>0.000000435302</text:p>
              </table:table-cell>
              <table:table-cell office:value-type="float" office:value="0.000564648">
                <text:p>0.000564648</text:p>
              </table:table-cell>
            </table:table-row>
            <table:table-row>
              <table:table-cell office:value-type="float" office:value="0.698132">
                <text:p>0.698132</text:p>
              </table:table-cell>
              <table:table-cell office:value-type="float" office:value="0.0177152">
                <text:p>0.0177152</text:p>
              </table:table-cell>
              <table:table-cell office:value-type="float" office:value="0.000000414098">
                <text:p>0.000000414098</text:p>
              </table:table-cell>
              <table:table-cell office:value-type="float" office:value="0.000540496">
                <text:p>0.000540496</text:p>
              </table:table-cell>
            </table:table-row>
            <table:table-row>
              <table:table-cell office:value-type="float" office:value="0.761598">
                <text:p>0.761598</text:p>
              </table:table-cell>
              <table:table-cell office:value-type="float" office:value="0.0193491">
                <text:p>0.0193491</text:p>
              </table:table-cell>
              <table:table-cell office:value-type="float" office:value="0.000000391226">
                <text:p>0.000000391226</text:p>
              </table:table-cell>
              <table:table-cell office:value-type="float" office:value="0.000514167">
                <text:p>0.000514167</text:p>
              </table:table-cell>
            </table:table-row>
            <table:table-row>
              <table:table-cell office:value-type="float" office:value="0.825065">
                <text:p>0.825065</text:p>
              </table:table-cell>
              <table:table-cell office:value-type="float" office:value="0.0209051">
                <text:p>0.0209051</text:p>
              </table:table-cell>
              <table:table-cell office:value-type="float" office:value="0.00000036678">
                <text:p>0.00000036678</text:p>
              </table:table-cell>
              <table:table-cell office:value-type="float" office:value="0.000485769">
                <text:p>0.000485769</text:p>
              </table:table-cell>
            </table:table-row>
            <table:table-row>
              <table:table-cell office:value-type="float" office:value="0.888531">
                <text:p>0.888531</text:p>
              </table:table-cell>
              <table:table-cell office:value-type="float" office:value="0.0223769">
                <text:p>0.0223769</text:p>
              </table:table-cell>
              <table:table-cell office:value-type="float" office:value="0.000000340856">
                <text:p>0.000000340856</text:p>
              </table:table-cell>
              <table:table-cell office:value-type="float" office:value="0.000455414">
                <text:p>0.000455414</text:p>
              </table:table-cell>
            </table:table-row>
            <table:table-row>
              <table:table-cell office:value-type="float" office:value="0.951998">
                <text:p>0.951998</text:p>
              </table:table-cell>
              <table:table-cell office:value-type="float" office:value="0.0237586">
                <text:p>0.0237586</text:p>
              </table:table-cell>
              <table:table-cell office:value-type="float" office:value="0.000000313559">
                <text:p>0.000000313559</text:p>
              </table:table-cell>
              <table:table-cell office:value-type="float" office:value="0.000423226">
                <text:p>0.000423226</text:p>
              </table:table-cell>
            </table:table-row>
            <table:table-row>
              <table:table-cell office:value-type="float" office:value="1.01546">
                <text:p>1.01546</text:p>
              </table:table-cell>
              <table:table-cell office:value-type="float" office:value="0.0250446">
                <text:p>0.0250446</text:p>
              </table:table-cell>
              <table:table-cell office:value-type="float" office:value="0.000000285">
                <text:p>0.000000285</text:p>
              </table:table-cell>
              <table:table-cell office:value-type="float" office:value="0.000389333">
                <text:p>0.000389333</text:p>
              </table:table-cell>
            </table:table-row>
            <table:table-row>
              <table:table-cell office:value-type="float" office:value="1.07893">
                <text:p>1.07893</text:p>
              </table:table-cell>
              <table:table-cell office:value-type="float" office:value="0.0262298">
                <text:p>0.0262298</text:p>
              </table:table-cell>
              <table:table-cell office:value-type="float" office:value="0.000000255294">
                <text:p>0.000000255294</text:p>
              </table:table-cell>
              <table:table-cell office:value-type="float" office:value="0.000353873">
                <text:p>0.000353873</text:p>
              </table:table-cell>
            </table:table-row>
            <table:table-row>
              <table:table-cell office:value-type="float" office:value="1.1424">
                <text:p>1.1424</text:p>
              </table:table-cell>
              <table:table-cell office:value-type="float" office:value="0.0273094">
                <text:p>0.0273094</text:p>
              </table:table-cell>
              <table:table-cell office:value-type="float" office:value="0.000000224559">
                <text:p>0.000000224559</text:p>
              </table:table-cell>
              <table:table-cell office:value-type="float" office:value="0.000316987">
                <text:p>0.000316987</text:p>
              </table:table-cell>
            </table:table-row>
            <table:table-row>
              <table:table-cell office:value-type="float" office:value="1.20586">
                <text:p>1.20586</text:p>
              </table:table-cell>
              <table:table-cell office:value-type="float" office:value="0.028279">
                <text:p>0.028279</text:p>
              </table:table-cell>
              <table:table-cell office:value-type="float" office:value="0.000000192921">
                <text:p>0.000000192921</text:p>
              </table:table-cell>
              <table:table-cell office:value-type="float" office:value="0.000278826">
                <text:p>0.000278826</text:p>
              </table:table-cell>
            </table:table-row>
            <table:table-row>
              <table:table-cell office:value-type="float" office:value="1.26933">
                <text:p>1.26933</text:p>
              </table:table-cell>
              <table:table-cell office:value-type="float" office:value="0.0291347">
                <text:p>0.0291347</text:p>
              </table:table-cell>
              <table:table-cell office:value-type="float" office:value="0.000000160505">
                <text:p>0.000000160505</text:p>
              </table:table-cell>
              <table:table-cell office:value-type="float" office:value="0.000239541">
                <text:p>0.000239541</text:p>
              </table:table-cell>
            </table:table-row>
            <table:table-row>
              <table:table-cell office:value-type="float" office:value="1.3328">
                <text:p>1.3328</text:p>
              </table:table-cell>
              <table:table-cell office:value-type="float" office:value="0.0298731">
                <text:p>0.0298731</text:p>
              </table:table-cell>
              <table:table-cell office:value-type="float" office:value="0.000000127443">
                <text:p>0.000000127443</text:p>
              </table:table-cell>
              <table:table-cell office:value-type="float" office:value="0.000199292">
                <text:p>0.000199292</text:p>
              </table:table-cell>
            </table:table-row>
            <table:table-row>
              <table:table-cell office:value-type="float" office:value="1.39626">
                <text:p>1.39626</text:p>
              </table:table-cell>
              <table:table-cell office:value-type="float" office:value="0.0304913">
                <text:p>0.0304913</text:p>
              </table:table-cell>
              <table:table-cell office:value-type="float" office:value="0.0000000938684">
                <text:p>0.0000000938684</text:p>
              </table:table-cell>
              <table:table-cell office:value-type="float" office:value="0.000158241">
                <text:p>0.000158241</text:p>
              </table:table-cell>
            </table:table-row>
            <table:table-row>
              <table:table-cell office:value-type="float" office:value="1.45973">
                <text:p>1.45973</text:p>
              </table:table-cell>
              <table:table-cell office:value-type="float" office:value="0.0309866">
                <text:p>0.0309866</text:p>
              </table:table-cell>
              <table:table-cell office:value-type="float" office:value="0.0000000599154">
                <text:p>0.0000000599154</text:p>
              </table:table-cell>
              <table:table-cell office:value-type="float" office:value="0.000116552">
                <text:p>0.000116552</text:p>
              </table:table-cell>
            </table:table-row>
            <table:table-row>
              <table:table-cell office:value-type="float" office:value="1.5232">
                <text:p>1.5232</text:p>
              </table:table-cell>
              <table:table-cell office:value-type="float" office:value="0.0313572">
                <text:p>0.0313572</text:p>
              </table:table-cell>
              <table:table-cell office:value-type="float" office:value="0.0000000257212">
                <text:p>0.0000000257212</text:p>
              </table:table-cell>
              <table:table-cell office:value-type="float" office:value="0.0000743944">
                <text:p>0.0000743944</text:p>
              </table:table-cell>
            </table:table-row>
            <table:table-row>
              <table:table-cell office:value-type="float" office:value="1.58666">
                <text:p>1.58666</text:p>
              </table:table-cell>
              <table:table-cell office:value-type="float" office:value="0.0316015">
                <text:p>0.0316015</text:p>
              </table:table-cell>
              <table:table-cell office:value-type="float" office:value="-0.00000000857661">
                <text:p>-0.00000000857661</text:p>
              </table:table-cell>
              <table:table-cell office:value-type="float" office:value="0.0000319369">
                <text:p>0.0000319369</text:p>
              </table:table-cell>
            </table:table-row>
            <table:table-row>
              <table:table-cell office:value-type="float" office:value="1.65013">
                <text:p>1.65013</text:p>
              </table:table-cell>
              <table:table-cell office:value-type="float" office:value="0.0317186">
                <text:p>0.0317186</text:p>
              </table:table-cell>
              <table:table-cell office:value-type="float" office:value="-0.0000000428399">
                <text:p>-0.0000000428399</text:p>
              </table:table-cell>
              <table:table-cell office:value-type="float" office:value="-0.0000106492">
                <text:p>-0.0000106492</text:p>
              </table:table-cell>
            </table:table-row>
            <table:table-row>
              <table:table-cell office:value-type="float" office:value="1.7136">
                <text:p>1.7136</text:p>
              </table:table-cell>
              <table:table-cell office:value-type="float" office:value="0.031708">
                <text:p>0.031708</text:p>
              </table:table-cell>
              <table:table-cell office:value-type="float" office:value="-0.0000000769306">
                <text:p>-0.0000000769306</text:p>
              </table:table-cell>
              <table:table-cell office:value-type="float" office:value="-0.0000531924">
                <text:p>-0.0000531924</text:p>
              </table:table-cell>
            </table:table-row>
            <table:table-row>
              <table:table-cell office:value-type="float" office:value="1.77706">
                <text:p>1.77706</text:p>
              </table:table-cell>
              <table:table-cell office:value-type="float" office:value="0.0315696">
                <text:p>0.0315696</text:p>
              </table:table-cell>
              <table:table-cell office:value-type="float" office:value="-0.000000110712">
                <text:p>-0.000000110712</text:p>
              </table:table-cell>
              <table:table-cell office:value-type="float" office:value="-0.0000955214">
                <text:p>-0.0000955214</text:p>
              </table:table-cell>
            </table:table-row>
            <table:table-row>
              <table:table-cell office:value-type="float" office:value="1.84053">
                <text:p>1.84053</text:p>
              </table:table-cell>
              <table:table-cell office:value-type="float" office:value="0.0313042">
                <text:p>0.0313042</text:p>
              </table:table-cell>
              <table:table-cell office:value-type="float" office:value="-0.000000144047">
                <text:p>-0.000000144047</text:p>
              </table:table-cell>
              <table:table-cell office:value-type="float" office:value="-0.000137466">
                <text:p>-0.000137466</text:p>
              </table:table-cell>
            </table:table-row>
            <table:table-row>
              <table:table-cell office:value-type="float" office:value="1904">
                <text:p>1904</text:p>
              </table:table-cell>
              <table:table-cell office:value-type="float" office:value="0.0309127">
                <text:p>0.0309127</text:p>
              </table:table-cell>
              <table:table-cell office:value-type="float" office:value="-0.000000176802">
                <text:p>-0.000000176802</text:p>
              </table:table-cell>
              <table:table-cell office:value-type="float" office:value="-0.000178857">
                <text:p>-0.000178857</text:p>
              </table:table-cell>
            </table:table-row>
            <table:table-row>
              <table:table-cell office:value-type="float" office:value="1.96746">
                <text:p>1.96746</text:p>
              </table:table-cell>
              <table:table-cell office:value-type="float" office:value="0.0303967">
                <text:p>0.0303967</text:p>
              </table:table-cell>
              <table:table-cell office:value-type="float" office:value="-0.000000208845">
                <text:p>-0.000000208845</text:p>
              </table:table-cell>
              <table:table-cell office:value-type="float" office:value="-0.000219527">
                <text:p>-0.000219527</text:p>
              </table:table-cell>
            </table:table-row>
            <table:table-row>
              <table:table-cell office:value-type="float" office:value="2.03093">
                <text:p>2.03093</text:p>
              </table:table-cell>
              <table:table-cell office:value-type="float" office:value="0.0297584">
                <text:p>0.0297584</text:p>
              </table:table-cell>
              <table:table-cell office:value-type="float" office:value="-0.000000240048">
                <text:p>-0.000000240048</text:p>
              </table:table-cell>
              <table:table-cell office:value-type="float" office:value="-0.000259314">
                <text:p>-0.000259314</text:p>
              </table:table-cell>
            </table:table-row>
            <table:table-row>
              <table:table-cell office:value-type="float" office:value="2.0944">
                <text:p>2.0944</text:p>
              </table:table-cell>
              <table:table-cell office:value-type="float" office:value="0.0290002">
                <text:p>0.0290002</text:p>
              </table:table-cell>
              <table:table-cell office:value-type="float" office:value="-0.000000270283">
                <text:p>-0.000000270283</text:p>
              </table:table-cell>
              <table:table-cell office:value-type="float" office:value="-0.000298057">
                <text:p>-0.000298057</text:p>
              </table:table-cell>
            </table:table-row>
            <table:table-row>
              <table:table-cell office:value-type="float" office:value="2.15786">
                <text:p>2.15786</text:p>
              </table:table-cell>
              <table:table-cell office:value-type="float" office:value="0.0281252">
                <text:p>0.0281252</text:p>
              </table:table-cell>
              <table:table-cell office:value-type="float" office:value="-0.000000299431">
                <text:p>-0.000000299431</text:p>
              </table:table-cell>
              <table:table-cell office:value-type="float" office:value="-0.000335599">
                <text:p>-0.000335599</text:p>
              </table:table-cell>
            </table:table-row>
            <table:table-row>
              <table:table-cell office:value-type="float" office:value="2.22133">
                <text:p>2.22133</text:p>
              </table:table-cell>
              <table:table-cell office:value-type="float" office:value="0.027137">
                <text:p>0.027137</text:p>
              </table:table-cell>
              <table:table-cell office:value-type="float" office:value="-0.000000327372">
                <text:p>-0.000000327372</text:p>
              </table:table-cell>
              <table:table-cell office:value-type="float" office:value="-0.00037179">
                <text:p>-0.00037179</text:p>
              </table:table-cell>
            </table:table-row>
            <table:table-row>
              <table:table-cell office:value-type="float" office:value="2.28479">
                <text:p>2.28479</text:p>
              </table:table-cell>
              <table:table-cell office:value-type="float" office:value="0.0260395">
                <text:p>0.0260395</text:p>
              </table:table-cell>
              <table:table-cell office:value-type="float" office:value="-0.000000353996">
                <text:p>-0.000000353996</text:p>
              </table:table-cell>
              <table:table-cell office:value-type="float" office:value="-0.000406484">
                <text:p>-0.000406484</text:p>
              </table:table-cell>
            </table:table-row>
            <table:table-row>
              <table:table-cell office:value-type="float" office:value="2.34826">
                <text:p>2.34826</text:p>
              </table:table-cell>
              <table:table-cell office:value-type="float" office:value="0.0248372">
                <text:p>0.0248372</text:p>
              </table:table-cell>
              <table:table-cell office:value-type="float" office:value="-0.000000379194">
                <text:p>-0.000000379194</text:p>
              </table:table-cell>
              <table:table-cell office:value-type="float" office:value="-0.000439541">
                <text:p>-0.000439541</text:p>
              </table:table-cell>
            </table:table-row>
            <table:table-row>
              <table:table-cell office:value-type="float" office:value="2.41173">
                <text:p>2.41173</text:p>
              </table:table-cell>
              <table:table-cell office:value-type="float" office:value="0.0235348">
                <text:p>0.0235348</text:p>
              </table:table-cell>
              <table:table-cell office:value-type="float" office:value="-0.000000402865">
                <text:p>-0.000000402865</text:p>
              </table:table-cell>
              <table:table-cell office:value-type="float" office:value="-0.000470829">
                <text:p>-0.000470829</text:p>
              </table:table-cell>
            </table:table-row>
            <table:table-row>
              <table:table-cell office:value-type="float" office:value="2.47519">
                <text:p>2.47519</text:p>
              </table:table-cell>
              <table:table-cell office:value-type="float" office:value="0.0221377">
                <text:p>0.0221377</text:p>
              </table:table-cell>
              <table:table-cell office:value-type="float" office:value="-0.000000424914">
                <text:p>-0.000000424914</text:p>
              </table:table-cell>
              <table:table-cell office:value-type="float" office:value="-0.00050022">
                <text:p>-0.00050022</text:p>
              </table:table-cell>
            </table:table-row>
            <table:table-row>
              <table:table-cell office:value-type="float" office:value="2.53866">
                <text:p>2.53866</text:p>
              </table:table-cell>
              <table:table-cell office:value-type="float" office:value="0.0206514">
                <text:p>0.0206514</text:p>
              </table:table-cell>
              <table:table-cell office:value-type="float" office:value="-0.000000445252">
                <text:p>-0.000000445252</text:p>
              </table:table-cell>
              <table:table-cell office:value-type="float" office:value="-0.000527597">
                <text:p>-0.000527597</text:p>
              </table:table-cell>
            </table:table-row>
            <table:table-row>
              <table:table-cell office:value-type="float" office:value="2.60213">
                <text:p>2.60213</text:p>
              </table:table-cell>
              <table:table-cell office:value-type="float" office:value="0.019082">
                <text:p>0.019082</text:p>
              </table:table-cell>
              <table:table-cell office:value-type="float" office:value="-0.000000463797">
                <text:p>-0.000000463797</text:p>
              </table:table-cell>
              <table:table-cell office:value-type="float" office:value="-0.00055285">
                <text:p>-0.00055285</text:p>
              </table:table-cell>
            </table:table-row>
            <table:table-row>
              <table:table-cell office:value-type="float" office:value="2.66559">
                <text:p>2.66559</text:p>
              </table:table-cell>
              <table:table-cell office:value-type="float" office:value="0.0174358">
                <text:p>0.0174358</text:p>
              </table:table-cell>
              <table:table-cell office:value-type="float" office:value="-0.000000480475">
                <text:p>-0.000000480475</text:p>
              </table:table-cell>
              <table:table-cell office:value-type="float" office:value="-0.000575877">
                <text:p>-0.000575877</text:p>
              </table:table-cell>
            </table:table-row>
            <table:table-row>
              <table:table-cell office:value-type="float" office:value="2.72906">
                <text:p>2.72906</text:p>
              </table:table-cell>
              <table:table-cell office:value-type="float" office:value="0.0157193">
                <text:p>0.0157193</text:p>
              </table:table-cell>
              <table:table-cell office:value-type="float" office:value="-0.000000495218">
                <text:p>-0.000000495218</text:p>
              </table:table-cell>
              <table:table-cell office:value-type="float" office:value="-0.000596585">
                <text:p>-0.000596585</text:p>
              </table:table-cell>
            </table:table-row>
            <table:table-row>
              <table:table-cell office:value-type="float" office:value="2.79253">
                <text:p>2.79253</text:p>
              </table:table-cell>
              <table:table-cell office:value-type="float" office:value="0.0139396">
                <text:p>0.0139396</text:p>
              </table:table-cell>
              <table:table-cell office:value-type="float" office:value="-0.000000507966">
                <text:p>-0.000000507966</text:p>
              </table:table-cell>
              <table:table-cell office:value-type="float" office:value="-0.00061489">
                <text:p>-0.00061489</text:p>
              </table:table-cell>
            </table:table-row>
            <table:table-row>
              <table:table-cell office:value-type="float" office:value="2.85599">
                <text:p>2.85599</text:p>
              </table:table-cell>
              <table:table-cell office:value-type="float" office:value="0.0121037">
                <text:p>0.0121037</text:p>
              </table:table-cell>
              <table:table-cell office:value-type="float" office:value="-0.00000051867">
                <text:p>-0.00000051867</text:p>
              </table:table-cell>
              <table:table-cell office:value-type="float" office:value="-0.00063072">
                <text:p>-0.00063072</text:p>
              </table:table-cell>
            </table:table-row>
            <table:table-row>
              <table:table-cell office:value-type="float" office:value="2.91946">
                <text:p>2.91946</text:p>
              </table:table-cell>
              <table:table-cell office:value-type="float" office:value="0.0102191">
                <text:p>0.0102191</text:p>
              </table:table-cell>
              <table:table-cell office:value-type="float" office:value="-0.000000527285">
                <text:p>-0.000000527285</text:p>
              </table:table-cell>
              <table:table-cell office:value-type="float" office:value="-0.00064401">
                <text:p>-0.00064401</text:p>
              </table:table-cell>
            </table:table-row>
            <table:table-row>
              <table:table-cell office:value-type="float" office:value="2.98293">
                <text:p>2.98293</text:p>
              </table:table-cell>
              <table:table-cell office:value-type="float" office:value="0.00829328">
                <text:p>0.00829328</text:p>
              </table:table-cell>
              <table:table-cell office:value-type="float" office:value="-0.000000533776">
                <text:p>-0.000000533776</text:p>
              </table:table-cell>
              <table:table-cell office:value-type="float" office:value="-0.000654706">
                <text:p>-0.000654706</text:p>
              </table:table-cell>
            </table:table-row>
            <table:table-row>
              <table:table-cell office:value-type="float" office:value="3.04639">
                <text:p>3.04639</text:p>
              </table:table-cell>
              <table:table-cell office:value-type="float" office:value="0.00633412">
                <text:p>0.00633412</text:p>
              </table:table-cell>
              <table:table-cell office:value-type="float" office:value="-0.000000538119">
                <text:p>-0.000000538119</text:p>
              </table:table-cell>
              <table:table-cell office:value-type="float" office:value="-0.000662767">
                <text:p>-0.000662767</text:p>
              </table:table-cell>
            </table:table-row>
            <table:table-row>
              <table:table-cell office:value-type="float" office:value="3.10986">
                <text:p>3.10986</text:p>
              </table:table-cell>
              <table:table-cell office:value-type="float" office:value="0.00434945">
                <text:p>0.00434945</text:p>
              </table:table-cell>
              <table:table-cell office:value-type="float" office:value="-0.000000540294">
                <text:p>-0.000000540294</text:p>
              </table:table-cell>
              <table:table-cell office:value-type="float" office:value="-0.000668159">
                <text:p>-0.000668159</text:p>
              </table:table-cell>
            </table:table-row>
            <table:table-row>
              <table:table-cell office:value-type="float" office:value="3.17333">
                <text:p>3.17333</text:p>
              </table:table-cell>
              <table:table-cell office:value-type="float" office:value="0.00234727">
                <text:p>0.00234727</text:p>
              </table:table-cell>
              <table:table-cell office:value-type="float" office:value="-0.000000540294">
                <text:p>-0.000000540294</text:p>
              </table:table-cell>
              <table:table-cell office:value-type="float" office:value="-0.00067086">
                <text:p>-0.00067086</text:p>
              </table:table-cell>
            </table:table-row>
            <table:table-row>
              <table:table-cell office:value-type="float" office:value="3.23679">
                <text:p>3.23679</text:p>
              </table:table-cell>
              <table:table-cell office:value-type="float" office:value="0.000335633">
                <text:p>0.000335633</text:p>
              </table:table-cell>
              <table:table-cell office:value-type="float" office:value="-0.000000538119">
                <text:p>-0.000000538119</text:p>
              </table:table-cell>
              <table:table-cell office:value-type="float" office:value="-0.00067086">
                <text:p>-0.00067086</text:p>
              </table:table-cell>
            </table:table-row>
            <table:table-row>
              <table:table-cell office:value-type="float" office:value="3.30026">
                <text:p>3.30026</text:p>
              </table:table-cell>
              <table:table-cell office:value-type="float" office:value="-0.00167735">
                <text:p>-0.00167735</text:p>
              </table:table-cell>
              <table:table-cell office:value-type="float" office:value="-0.000000533776">
                <text:p>-0.000000533776</text:p>
              </table:table-cell>
              <table:table-cell office:value-type="float" office:value="-0.000668159">
                <text:p>-0.000668159</text:p>
              </table:table-cell>
            </table:table-row>
            <table:table-row>
              <table:table-cell office:value-type="float" office:value="3.36373">
                <text:p>3.36373</text:p>
              </table:table-cell>
              <table:table-cell office:value-type="float" office:value="-0.00368358">
                <text:p>-0.00368358</text:p>
              </table:table-cell>
              <table:table-cell office:value-type="float" office:value="-0.000000527285">
                <text:p>-0.000000527285</text:p>
              </table:table-cell>
              <table:table-cell office:value-type="float" office:value="-0.000662767">
                <text:p>-0.000662767</text:p>
              </table:table-cell>
            </table:table-row>
            <table:table-row>
              <table:table-cell office:value-type="float" office:value="3.42719">
                <text:p>3.42719</text:p>
              </table:table-cell>
              <table:table-cell office:value-type="float" office:value="-0.00567498">
                <text:p>-0.00567498</text:p>
              </table:table-cell>
              <table:table-cell office:value-type="float" office:value="-0.00000051867">
                <text:p>-0.00000051867</text:p>
              </table:table-cell>
              <table:table-cell office:value-type="float" office:value="-0.000654706">
                <text:p>-0.000654706</text:p>
              </table:table-cell>
            </table:table-row>
            <table:table-row>
              <table:table-cell office:value-type="float" office:value="3.49066">
                <text:p>3.49066</text:p>
              </table:table-cell>
              <table:table-cell office:value-type="float" office:value="-0.00764353">
                <text:p>-0.00764353</text:p>
              </table:table-cell>
              <table:table-cell office:value-type="float" office:value="-0.000000507966">
                <text:p>-0.000000507966</text:p>
              </table:table-cell>
              <table:table-cell office:value-type="float" office:value="-0.00064401">
                <text:p>-0.00064401</text:p>
              </table:table-cell>
            </table:table-row>
            <table:table-row>
              <table:table-cell office:value-type="float" office:value="3.55413">
                <text:p>3.55413</text:p>
              </table:table-cell>
              <table:table-cell office:value-type="float" office:value="-0.0095813">
                <text:p>-0.0095813</text:p>
              </table:table-cell>
              <table:table-cell office:value-type="float" office:value="-0.000000495218">
                <text:p>-0.000000495218</text:p>
              </table:table-cell>
              <table:table-cell office:value-type="float" office:value="-0.00063072">
                <text:p>-0.00063072</text:p>
              </table:table-cell>
            </table:table-row>
            <table:table-row>
              <table:table-cell office:value-type="float" office:value="3.61759">
                <text:p>3.61759</text:p>
              </table:table-cell>
              <table:table-cell office:value-type="float" office:value="-0.0114805">
                <text:p>-0.0114805</text:p>
              </table:table-cell>
              <table:table-cell office:value-type="float" office:value="-0.000000480475">
                <text:p>-0.000000480475</text:p>
              </table:table-cell>
              <table:table-cell office:value-type="float" office:value="-0.00061489">
                <text:p>-0.00061489</text:p>
              </table:table-cell>
            </table:table-row>
            <table:table-row>
              <table:table-cell office:value-type="float" office:value="3.68106">
                <text:p>3.68106</text:p>
              </table:table-cell>
              <table:table-cell office:value-type="float" office:value="-0.0133335">
                <text:p>-0.0133335</text:p>
              </table:table-cell>
              <table:table-cell office:value-type="float" office:value="-0.000000463797">
                <text:p>-0.000000463797</text:p>
              </table:table-cell>
              <table:table-cell office:value-type="float" office:value="-0.000596585">
                <text:p>-0.000596585</text:p>
              </table:table-cell>
            </table:table-row>
            <table:table-row>
              <table:table-cell office:value-type="float" office:value="3.74452">
                <text:p>3.74452</text:p>
              </table:table-cell>
              <table:table-cell office:value-type="float" office:value="-0.0151327">
                <text:p>-0.0151327</text:p>
              </table:table-cell>
              <table:table-cell office:value-type="float" office:value="-0.000000445252">
                <text:p>-0.000000445252</text:p>
              </table:table-cell>
              <table:table-cell office:value-type="float" office:value="-0.000575877">
                <text:p>-0.000575877</text:p>
              </table:table-cell>
            </table:table-row>
            <table:table-row>
              <table:table-cell office:value-type="float" office:value="3.80799">
                <text:p>3.80799</text:p>
              </table:table-cell>
              <table:table-cell office:value-type="float" office:value="-0.0168711">
                <text:p>-0.0168711</text:p>
              </table:table-cell>
              <table:table-cell office:value-type="float" office:value="-0.000000424914">
                <text:p>-0.000000424914</text:p>
              </table:table-cell>
              <table:table-cell office:value-type="float" office:value="-0.00055285">
                <text:p>-0.00055285</text:p>
              </table:table-cell>
            </table:table-row>
            <table:table-row>
              <table:table-cell office:value-type="float" office:value="3.87146">
                <text:p>3.87146</text:p>
              </table:table-cell>
              <table:table-cell office:value-type="float" office:value="-0.0185415">
                <text:p>-0.0185415</text:p>
              </table:table-cell>
              <table:table-cell office:value-type="float" office:value="-0.000000402865">
                <text:p>-0.000000402865</text:p>
              </table:table-cell>
              <table:table-cell office:value-type="float" office:value="-0.000527597">
                <text:p>-0.000527597</text:p>
              </table:table-cell>
            </table:table-row>
            <table:table-row>
              <table:table-cell office:value-type="float" office:value="3.93492">
                <text:p>3.93492</text:p>
              </table:table-cell>
              <table:table-cell office:value-type="float" office:value="-0.0201372">
                <text:p>-0.0201372</text:p>
              </table:table-cell>
              <table:table-cell office:value-type="float" office:value="-0.000000379194">
                <text:p>-0.000000379194</text:p>
              </table:table-cell>
              <table:table-cell office:value-type="float" office:value="-0.00050022">
                <text:p>-0.00050022</text:p>
              </table:table-cell>
            </table:table-row>
            <table:table-row>
              <table:table-cell office:value-type="float" office:value="3.99839">
                <text:p>3.99839</text:p>
              </table:table-cell>
              <table:table-cell office:value-type="float" office:value="-0.0216519">
                <text:p>-0.0216519</text:p>
              </table:table-cell>
              <table:table-cell office:value-type="float" office:value="-0.000000353996">
                <text:p>-0.000000353996</text:p>
              </table:table-cell>
              <table:table-cell office:value-type="float" office:value="-0.000470829">
                <text:p>-0.000470829</text:p>
              </table:table-cell>
            </table:table-row>
            <table:table-row>
              <table:table-cell office:value-type="float" office:value="4.06186">
                <text:p>4.06186</text:p>
              </table:table-cell>
              <table:table-cell office:value-type="float" office:value="-0.0230793">
                <text:p>-0.0230793</text:p>
              </table:table-cell>
              <table:table-cell office:value-type="float" office:value="-0.000000327372">
                <text:p>-0.000000327372</text:p>
              </table:table-cell>
              <table:table-cell office:value-type="float" office:value="-0.000439541">
                <text:p>-0.000439541</text:p>
              </table:table-cell>
            </table:table-row>
            <table:table-row>
              <table:table-cell office:value-type="float" office:value="4.12532">
                <text:p>4.12532</text:p>
              </table:table-cell>
              <table:table-cell office:value-type="float" office:value="-0.0244139">
                <text:p>-0.0244139</text:p>
              </table:table-cell>
              <table:table-cell office:value-type="float" office:value="-0.000000299431">
                <text:p>-0.000000299431</text:p>
              </table:table-cell>
              <table:table-cell office:value-type="float" office:value="-0.000406484">
                <text:p>-0.000406484</text:p>
              </table:table-cell>
            </table:table-row>
            <table:table-row>
              <table:table-cell office:value-type="float" office:value="4.18879">
                <text:p>4.18879</text:p>
              </table:table-cell>
              <table:table-cell office:value-type="float" office:value="-0.0256501">
                <text:p>-0.0256501</text:p>
              </table:table-cell>
              <table:table-cell office:value-type="float" office:value="-0.000000270283">
                <text:p>-0.000000270283</text:p>
              </table:table-cell>
              <table:table-cell office:value-type="float" office:value="-0.00037179">
                <text:p>-0.00037179</text:p>
              </table:table-cell>
            </table:table-row>
            <table:table-row>
              <table:table-cell office:value-type="float" office:value="4.25226">
                <text:p>4.25226</text:p>
              </table:table-cell>
              <table:table-cell office:value-type="float" office:value="-0.0267831">
                <text:p>-0.0267831</text:p>
              </table:table-cell>
              <table:table-cell office:value-type="float" office:value="-0.000000240048">
                <text:p>-0.000000240048</text:p>
              </table:table-cell>
              <table:table-cell office:value-type="float" office:value="-0.000335599">
                <text:p>-0.000335599</text:p>
              </table:table-cell>
            </table:table-row>
            <table:table-row>
              <table:table-cell office:value-type="float" office:value="4.31572">
                <text:p>4.31572</text:p>
              </table:table-cell>
              <table:table-cell office:value-type="float" office:value="-0.0278082">
                <text:p>-0.0278082</text:p>
              </table:table-cell>
              <table:table-cell office:value-type="float" office:value="-0.000000208845">
                <text:p>-0.000000208845</text:p>
              </table:table-cell>
              <table:table-cell office:value-type="float" office:value="-0.000298057">
                <text:p>-0.000298057</text:p>
              </table:table-cell>
            </table:table-row>
            <table:table-row>
              <table:table-cell office:value-type="float" office:value="4.37919">
                <text:p>4.37919</text:p>
              </table:table-cell>
              <table:table-cell office:value-type="float" office:value="-0.0287213">
                <text:p>-0.0287213</text:p>
              </table:table-cell>
              <table:table-cell office:value-type="float" office:value="-0.000000176802">
                <text:p>-0.000000176802</text:p>
              </table:table-cell>
              <table:table-cell office:value-type="float" office:value="-0.000259314">
                <text:p>-0.000259314</text:p>
              </table:table-cell>
            </table:table-row>
            <table:table-row>
              <table:table-cell office:value-type="float" office:value="4.44266">
                <text:p>4.44266</text:p>
              </table:table-cell>
              <table:table-cell office:value-type="float" office:value="-0.0295188">
                <text:p>-0.0295188</text:p>
              </table:table-cell>
              <table:table-cell office:value-type="float" office:value="-0.000000144047">
                <text:p>-0.000000144047</text:p>
              </table:table-cell>
              <table:table-cell office:value-type="float" office:value="-0.000219527">
                <text:p>-0.000219527</text:p>
              </table:table-cell>
            </table:table-row>
            <table:table-row>
              <table:table-cell office:value-type="float" office:value="4.50612">
                <text:p>4.50612</text:p>
              </table:table-cell>
              <table:table-cell office:value-type="float" office:value="-0.0301974">
                <text:p>-0.0301974</text:p>
              </table:table-cell>
              <table:table-cell office:value-type="float" office:value="-0.000000110712">
                <text:p>-0.000000110712</text:p>
              </table:table-cell>
              <table:table-cell office:value-type="float" office:value="-0.000178857">
                <text:p>-0.000178857</text:p>
              </table:table-cell>
            </table:table-row>
            <table:table-row>
              <table:table-cell office:value-type="float" office:value="4.56959">
                <text:p>4.56959</text:p>
              </table:table-cell>
              <table:table-cell office:value-type="float" office:value="-0.0307544">
                <text:p>-0.0307544</text:p>
              </table:table-cell>
              <table:table-cell office:value-type="float" office:value="-0.0000000769306">
                <text:p>-0.0000000769306</text:p>
              </table:table-cell>
              <table:table-cell office:value-type="float" office:value="-0.000137466">
                <text:p>-0.000137466</text:p>
              </table:table-cell>
            </table:table-row>
            <table:table-row>
              <table:table-cell office:value-type="float" office:value="4.63306">
                <text:p>4.63306</text:p>
              </table:table-cell>
              <table:table-cell office:value-type="float" office:value="-0.0311876">
                <text:p>-0.0311876</text:p>
              </table:table-cell>
              <table:table-cell office:value-type="float" office:value="-0.0000000428399">
                <text:p>-0.0000000428399</text:p>
              </table:table-cell>
              <table:table-cell office:value-type="float" office:value="-0.0000955214">
                <text:p>-0.0000955214</text:p>
              </table:table-cell>
            </table:table-row>
            <table:table-row>
              <table:table-cell office:value-type="float" office:value="4.69652">
                <text:p>4.69652</text:p>
              </table:table-cell>
              <table:table-cell office:value-type="float" office:value="-0.0314952">
                <text:p>-0.0314952</text:p>
              </table:table-cell>
              <table:table-cell office:value-type="float" office:value="-0.00000000857661">
                <text:p>-0.00000000857661</text:p>
              </table:table-cell>
              <table:table-cell office:value-type="float" office:value="-0.0000531924">
                <text:p>-0.0000531924</text:p>
              </table:table-cell>
            </table:table-row>
            <table:table-row>
              <table:table-cell office:value-type="float" office:value="4.75999">
                <text:p>4.75999</text:p>
              </table:table-cell>
              <table:table-cell office:value-type="float" office:value="-0.031676">
                <text:p>-0.031676</text:p>
              </table:table-cell>
              <table:table-cell office:value-type="float" office:value="0.0000000257212">
                <text:p>0.0000000257212</text:p>
              </table:table-cell>
              <table:table-cell office:value-type="float" office:value="-0.0000106492">
                <text:p>-0.0000106492</text:p>
              </table:table-cell>
            </table:table-row>
            <table:table-row>
              <table:table-cell office:value-type="float" office:value="4.82346">
                <text:p>4.82346</text:p>
              </table:table-cell>
              <table:table-cell office:value-type="float" office:value="-0.0317293">
                <text:p>-0.0317293</text:p>
              </table:table-cell>
              <table:table-cell office:value-type="float" office:value="0.0000000599154">
                <text:p>0.0000000599154</text:p>
              </table:table-cell>
              <table:table-cell office:value-type="float" office:value="0.0000319369">
                <text:p>0.0000319369</text:p>
              </table:table-cell>
            </table:table-row>
            <table:table-row>
              <table:table-cell office:value-type="float" office:value="4.88692">
                <text:p>4.88692</text:p>
              </table:table-cell>
              <table:table-cell office:value-type="float" office:value="-0.0316547">
                <text:p>-0.0316547</text:p>
              </table:table-cell>
              <table:table-cell office:value-type="float" office:value="0.0000000938684">
                <text:p>0.0000000938684</text:p>
              </table:table-cell>
              <table:table-cell office:value-type="float" office:value="0.0000743944">
                <text:p>0.0000743944</text:p>
              </table:table-cell>
            </table:table-row>
            <table:table-row>
              <table:table-cell office:value-type="float" office:value="4.95039">
                <text:p>4.95039</text:p>
              </table:table-cell>
              <table:table-cell office:value-type="float" office:value="-0.0314528">
                <text:p>-0.0314528</text:p>
              </table:table-cell>
              <table:table-cell office:value-type="float" office:value="0.000000127443">
                <text:p>0.000000127443</text:p>
              </table:table-cell>
              <table:table-cell office:value-type="float" office:value="0.000116552">
                <text:p>0.000116552</text:p>
              </table:table-cell>
            </table:table-row>
            <table:table-row>
              <table:table-cell office:value-type="float" office:value="5.01385">
                <text:p>5.01385</text:p>
              </table:table-cell>
              <table:table-cell office:value-type="float" office:value="-0.0311241">
                <text:p>-0.0311241</text:p>
              </table:table-cell>
              <table:table-cell office:value-type="float" office:value="0.000000160505">
                <text:p>0.000000160505</text:p>
              </table:table-cell>
              <table:table-cell office:value-type="float" office:value="0.000158241">
                <text:p>0.000158241</text:p>
              </table:table-cell>
            </table:table-row>
            <table:table-row>
              <table:table-cell office:value-type="float" office:value="5.07732">
                <text:p>5.07732</text:p>
              </table:table-cell>
              <table:table-cell office:value-type="float" office:value="-0.0306702">
                <text:p>-0.0306702</text:p>
              </table:table-cell>
              <table:table-cell office:value-type="float" office:value="0.000000192921">
                <text:p>0.000000192921</text:p>
              </table:table-cell>
              <table:table-cell office:value-type="float" office:value="0.000199292">
                <text:p>0.000199292</text:p>
              </table:table-cell>
            </table:table-row>
            <table:table-row>
              <table:table-cell office:value-type="float" office:value="5.14079">
                <text:p>5.14079</text:p>
              </table:table-cell>
              <table:table-cell office:value-type="float" office:value="-0.0300927">
                <text:p>-0.0300927</text:p>
              </table:table-cell>
              <table:table-cell office:value-type="float" office:value="0.000000224559">
                <text:p>0.000000224559</text:p>
              </table:table-cell>
              <table:table-cell office:value-type="float" office:value="0.000239541">
                <text:p>0.000239541</text:p>
              </table:table-cell>
            </table:table-row>
            <table:table-row>
              <table:table-cell office:value-type="float" office:value="5.20425">
                <text:p>5.20425</text:p>
              </table:table-cell>
              <table:table-cell office:value-type="float" office:value="-0.0293941">
                <text:p>-0.0293941</text:p>
              </table:table-cell>
              <table:table-cell office:value-type="float" office:value="0.000000255294">
                <text:p>0.000000255294</text:p>
              </table:table-cell>
              <table:table-cell office:value-type="float" office:value="0.000278826">
                <text:p>0.000278826</text:p>
              </table:table-cell>
            </table:table-row>
            <table:table-row>
              <table:table-cell office:value-type="float" office:value="5.26772">
                <text:p>5.26772</text:p>
              </table:table-cell>
              <table:table-cell office:value-type="float" office:value="-0.0285771">
                <text:p>-0.0285771</text:p>
              </table:table-cell>
              <table:table-cell office:value-type="float" office:value="0.000000285">
                <text:p>0.000000285</text:p>
              </table:table-cell>
              <table:table-cell office:value-type="float" office:value="0.000316987">
                <text:p>0.000316987</text:p>
              </table:table-cell>
            </table:table-row>
            <table:table-row>
              <table:table-cell office:value-type="float" office:value="5.33119">
                <text:p>5.33119</text:p>
              </table:table-cell>
              <table:table-cell office:value-type="float" office:value="-0.027645">
                <text:p>-0.027645</text:p>
              </table:table-cell>
              <table:table-cell office:value-type="float" office:value="0.000000313559">
                <text:p>0.000000313559</text:p>
              </table:table-cell>
              <table:table-cell office:value-type="float" office:value="0.000353873">
                <text:p>0.000353873</text:p>
              </table:table-cell>
            </table:table-row>
            <table:table-row>
              <table:table-cell office:value-type="float" office:value="5.39465">
                <text:p>5.39465</text:p>
              </table:table-cell>
              <table:table-cell office:value-type="float" office:value="-0.0266016">
                <text:p>-0.0266016</text:p>
              </table:table-cell>
              <table:table-cell office:value-type="float" office:value="0.000000340856">
                <text:p>0.000000340856</text:p>
              </table:table-cell>
              <table:table-cell office:value-type="float" office:value="0.000389333">
                <text:p>0.000389333</text:p>
              </table:table-cell>
            </table:table-row>
            <table:table-row>
              <table:table-cell office:value-type="float" office:value="5.45812">
                <text:p>5.45812</text:p>
              </table:table-cell>
              <table:table-cell office:value-type="float" office:value="-0.0254511">
                <text:p>-0.0254511</text:p>
              </table:table-cell>
              <table:table-cell office:value-type="float" office:value="0.00000036678">
                <text:p>0.00000036678</text:p>
              </table:table-cell>
              <table:table-cell office:value-type="float" office:value="0.000423226">
                <text:p>0.000423226</text:p>
              </table:table-cell>
            </table:table-row>
            <table:table-row>
              <table:table-cell office:value-type="float" office:value="5.52159">
                <text:p>5.52159</text:p>
              </table:table-cell>
              <table:table-cell office:value-type="float" office:value="-0.0241982">
                <text:p>-0.0241982</text:p>
              </table:table-cell>
              <table:table-cell office:value-type="float" office:value="0.000000391226">
                <text:p>0.000000391226</text:p>
              </table:table-cell>
              <table:table-cell office:value-type="float" office:value="0.000455414">
                <text:p>0.000455414</text:p>
              </table:table-cell>
            </table:table-row>
            <table:table-row>
              <table:table-cell office:value-type="float" office:value="5.58505">
                <text:p>5.58505</text:p>
              </table:table-cell>
              <table:table-cell office:value-type="float" office:value="-0.0228478">
                <text:p>-0.0228478</text:p>
              </table:table-cell>
              <table:table-cell office:value-type="float" office:value="0.000000414098">
                <text:p>0.000000414098</text:p>
              </table:table-cell>
              <table:table-cell office:value-type="float" office:value="0.000485769">
                <text:p>0.000485769</text:p>
              </table:table-cell>
            </table:table-row>
            <table:table-row>
              <table:table-cell office:value-type="float" office:value="5.64852">
                <text:p>5.64852</text:p>
              </table:table-cell>
              <table:table-cell office:value-type="float" office:value="-0.0214053">
                <text:p>-0.0214053</text:p>
              </table:table-cell>
              <table:table-cell office:value-type="float" office:value="0.000000435302">
                <text:p>0.000000435302</text:p>
              </table:table-cell>
              <table:table-cell office:value-type="float" office:value="0.000514167">
                <text:p>0.000514167</text:p>
              </table:table-cell>
            </table:table-row>
            <table:table-row>
              <table:table-cell office:value-type="float" office:value="5.71199">
                <text:p>5.71199</text:p>
              </table:table-cell>
              <table:table-cell office:value-type="float" office:value="-0.0198767">
                <text:p>-0.0198767</text:p>
              </table:table-cell>
              <table:table-cell office:value-type="float" office:value="0.000000454754">
                <text:p>0.000000454754</text:p>
              </table:table-cell>
              <table:table-cell office:value-type="float" office:value="0.000540496">
                <text:p>0.000540496</text:p>
              </table:table-cell>
            </table:table-row>
            <table:table-row>
              <table:table-cell office:value-type="float" office:value="5.77545">
                <text:p>5.77545</text:p>
              </table:table-cell>
              <table:table-cell office:value-type="float" office:value="-0.0182681">
                <text:p>-0.0182681</text:p>
              </table:table-cell>
              <table:table-cell office:value-type="float" office:value="0.000000472374">
                <text:p>0.000000472374</text:p>
              </table:table-cell>
              <table:table-cell office:value-type="float" office:value="0.000564648">
                <text:p>0.000564648</text:p>
              </table:table-cell>
            </table:table-row>
            <table:table-row>
              <table:table-cell office:value-type="float" office:value="5.83892">
                <text:p>5.83892</text:p>
              </table:table-cell>
              <table:table-cell office:value-type="float" office:value="-0.0165859">
                <text:p>-0.0165859</text:p>
              </table:table-cell>
              <table:table-cell office:value-type="float" office:value="0.000000488092">
                <text:p>0.000000488092</text:p>
              </table:table-cell>
              <table:table-cell office:value-type="float" office:value="0.000586526">
                <text:p>0.000586526</text:p>
              </table:table-cell>
            </table:table-row>
            <table:table-row>
              <table:table-cell office:value-type="float" office:value="5.90239">
                <text:p>5.90239</text:p>
              </table:table-cell>
              <table:table-cell office:value-type="float" office:value="-0.0148369">
                <text:p>-0.0148369</text:p>
              </table:table-cell>
              <table:table-cell office:value-type="float" office:value="0.000000501845">
                <text:p>0.000000501845</text:p>
              </table:table-cell>
              <table:table-cell office:value-type="float" office:value="0.000606042">
                <text:p>0.000606042</text:p>
              </table:table-cell>
            </table:table-row>
            <table:table-row>
              <table:table-cell office:value-type="float" office:value="5.96585">
                <text:p>5.96585</text:p>
              </table:table-cell>
              <table:table-cell office:value-type="float" office:value="-0.0130282">
                <text:p>-0.0130282</text:p>
              </table:table-cell>
              <table:table-cell office:value-type="float" office:value="0.000000513577">
                <text:p>0.000000513577</text:p>
              </table:table-cell>
              <table:table-cell office:value-type="float" office:value="0.000623119">
                <text:p>0.000623119</text:p>
              </table:table-cell>
            </table:table-row>
            <table:table-row>
              <table:table-cell office:value-type="float" office:value="6.02932">
                <text:p>6.02932</text:p>
              </table:table-cell>
              <table:table-cell office:value-type="float" office:value="-0.011167">
                <text:p>-0.011167</text:p>
              </table:table-cell>
              <table:table-cell office:value-type="float" office:value="0.000000523241">
                <text:p>0.000000523241</text:p>
              </table:table-cell>
              <table:table-cell office:value-type="float" office:value="0.000637686">
                <text:p>0.000637686</text:p>
              </table:table-cell>
            </table:table-row>
            <table:table-row>
              <table:table-cell office:value-type="float" office:value="6.09279">
                <text:p>6.09279</text:p>
              </table:table-cell>
              <table:table-cell office:value-type="float" office:value="-0.00926083">
                <text:p>-0.00926083</text:p>
              </table:table-cell>
              <table:table-cell office:value-type="float" office:value="0.000000530798">
                <text:p>0.000000530798</text:p>
              </table:table-cell>
              <table:table-cell office:value-type="float" office:value="0.000649685">
                <text:p>0.000649685</text:p>
              </table:table-cell>
            </table:table-row>
            <table:table-row>
              <table:table-cell office:value-type="float" office:value="6.15625">
                <text:p>6.15625</text:p>
              </table:table-cell>
              <table:table-cell office:value-type="float" office:value="-0.00731738">
                <text:p>-0.00731738</text:p>
              </table:table-cell>
              <table:table-cell office:value-type="float" office:value="0.000000536218">
                <text:p>0.000000536218</text:p>
              </table:table-cell>
              <table:table-cell office:value-type="float" office:value="0.000659069">
                <text:p>0.000659069</text:p>
              </table:table-cell>
            </table:table-row>
            <table:table-row>
              <table:table-cell office:value-type="string"/>
              <table:table-cell office:value-type="float" office:value="-0.00534447">
                <text:p>-0.00534447</text:p>
              </table:table-cell>
              <table:table-cell office:value-type="float" office:value="NaN">
                <text:p>NaN</text:p>
              </table:table-cell>
              <table:table-cell office:value-type="float" office:value="0.000665798">
                <text:p>0.000665798</text:p>
              </table:table-cell>
            </table:table-row>
            <table:table-row>
              <table:table-cell office:value-type="string"/>
              <table:table-cell office:value-type="float" office:value="-0.00335004">
                <text:p>-0.00335004</text:p>
              </table:table-cell>
              <table:table-cell office:value-type="float" office:value="NaN">
                <text:p>NaN</text:p>
              </table:table-cell>
              <table:table-cell office:value-type="float" office:value="0.000669847">
                <text:p>0.000669847</text:p>
              </table:table-cell>
            </table:table-row>
            <table:table-row>
              <table:table-cell office:value-type="string"/>
              <table:table-cell office:value-type="float" office:value="-0.00134213">
                <text:p>-0.00134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